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eader_contribution" table:style-name="ta1">
        <table:shapes>
          <draw:frame draw:z-index="0" draw:style-name="gr1" draw:text-style-name="P1" svg:width="994.03pt" svg:height="255.09pt" svg:x="675.86pt" svg:y="0.03pt">
            <loext:p draw:notify-on-update-of-ranges="leader_contribution.K3:leader_contribution.K3 leader_contribution.K4:leader_contribution.K94 leader_contribution.L3:leader_contribution.L3 leader_contribution.L4:leader_contribution.L94 leader_contribution.M3:leader_contribution.M3 leader_contribution.M4:leader_contribution.M94 leader_contribution.N3:leader_contribution.N3 leader_contribution.N4:leader_contribution.N94 leader_contribution.O3:leader_contribution.O3 leader_contribution.O4:leader_contribution.O94 leader_contribution.P3:leader_contribution.P3 leader_contribution.P4:leader_contribution.P94 leader_contribution.Q3:leader_contribution.Q3 leader_contribution.Q4:leader_contribution.Q94 leader_contribution.R3:leader_contribution.R3 leader_contribution.R4:leader_contribution.R9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table:style-name="ce1" office:value-type="string" calcext:value-type="string">
            <text:p>dcc_des</text:p>
          </table:table-cell>
          <table:table-cell table:style-name="ce1" office:value-type="string" calcext:value-type="string">
            <text:p>dcc_f1</text:p>
          </table:table-cell>
          <table:table-cell table:style-name="ce1" office:value-type="string" calcext:value-type="string">
            <text:p>dcc_f2</text:p>
          </table:table-cell>
          <table:table-cell table:style-name="ce1" office:value-type="string" calcext:value-type="string">
            <text:p>dcc_f3</text:p>
          </table:table-cell>
          <table:table-cell table:style-name="ce1" office:value-type="string" calcext:value-type="string">
            <text:p>dcc_mov_obs</text:p>
          </table:table-cell>
          <table:table-cell table:style-name="ce1" office:value-type="string" calcext:value-type="string">
            <text:p>dcc_att2</text:p>
          </table:table-cell>
          <table:table-cell table:style-name="ce1" office:value-type="string" calcext:value-type="string">
            <text:p>dcc_att1</text:p>
          </table:table-cell>
          <table:table-cell table:style-name="ce1" office:value-type="string" calcext:value-type="string">
            <text:p>dcc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5316024014" calcext:value-type="float">
            <text:p>0.073531602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formula="of:=[.C24]/SUM([.$C24:.$J24])" office:value-type="float" office:value="1" calcext:value-type="float">
            <text:p>1</text:p>
          </table:table-cell>
          <table:table-cell table:formula="of:=[.D24]/SUM([.$C24:.$J24])" office:value-type="float" office:value="0" calcext:value-type="float">
            <text:p>0</text:p>
          </table:table-cell>
          <table:table-cell table:formula="of:=[.E24]/SUM([.$C24:.$J24])" office:value-type="float" office:value="0" calcext:value-type="float">
            <text:p>0</text:p>
          </table:table-cell>
          <table:table-cell table:formula="of:=[.F24]/SUM([.$C24:.$J24])" office:value-type="float" office:value="0" calcext:value-type="float">
            <text:p>0</text:p>
          </table:table-cell>
          <table:table-cell table:formula="of:=[.G24]/SUM([.$C24:.$J24])" office:value-type="float" office:value="0" calcext:value-type="float">
            <text:p>0</text:p>
          </table:table-cell>
          <table:table-cell table:formula="of:=[.H24]/SUM([.$C24:.$J24])" office:value-type="float" office:value="0" calcext:value-type="float">
            <text:p>0</text:p>
          </table:table-cell>
          <table:table-cell table:formula="of:=[.I24]/SUM([.$C24:.$J24])" office:value-type="float" office:value="0" calcext:value-type="float">
            <text:p>0</text:p>
          </table:table-cell>
          <table:table-cell table:formula="of:=[.J24]/SUM([.$C24:.$J2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42459018591" calcext:value-type="float">
            <text:p>0.0742459019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formula="of:=[.C25]/SUM([.$C25:.$J25])" office:value-type="float" office:value="1" calcext:value-type="float">
            <text:p>1</text:p>
          </table:table-cell>
          <table:table-cell table:formula="of:=[.D25]/SUM([.$C25:.$J25])" office:value-type="float" office:value="0" calcext:value-type="float">
            <text:p>0</text:p>
          </table:table-cell>
          <table:table-cell table:formula="of:=[.E25]/SUM([.$C25:.$J25])" office:value-type="float" office:value="0" calcext:value-type="float">
            <text:p>0</text:p>
          </table:table-cell>
          <table:table-cell table:formula="of:=[.F25]/SUM([.$C25:.$J25])" office:value-type="float" office:value="0" calcext:value-type="float">
            <text:p>0</text:p>
          </table:table-cell>
          <table:table-cell table:formula="of:=[.G25]/SUM([.$C25:.$J25])" office:value-type="float" office:value="0" calcext:value-type="float">
            <text:p>0</text:p>
          </table:table-cell>
          <table:table-cell table:formula="of:=[.H25]/SUM([.$C25:.$J25])" office:value-type="float" office:value="0" calcext:value-type="float">
            <text:p>0</text:p>
          </table:table-cell>
          <table:table-cell table:formula="of:=[.I25]/SUM([.$C25:.$J25])" office:value-type="float" office:value="0" calcext:value-type="float">
            <text:p>0</text:p>
          </table:table-cell>
          <table:table-cell table:formula="of:=[.J25]/SUM([.$C25:.$J2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51664933805" calcext:value-type="float">
            <text:p>0.0751664934</text:p>
          </table:table-cell>
          <table:table-cell table:number-columns-repeated="3"/>
          <table:table-cell office:value-type="float" office:value="0.0000321230906366" calcext:value-type="float">
            <text:p>3.21230906366E-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6]/SUM([.$C26:.$J26])" office:value-type="float" office:value="0.999572823382343" calcext:value-type="float">
            <text:p>0.9995728234</text:p>
          </table:table-cell>
          <table:table-cell table:formula="of:=[.D26]/SUM([.$C26:.$J26])" office:value-type="float" office:value="0" calcext:value-type="float">
            <text:p>0</text:p>
          </table:table-cell>
          <table:table-cell table:formula="of:=[.E26]/SUM([.$C26:.$J26])" office:value-type="float" office:value="0" calcext:value-type="float">
            <text:p>0</text:p>
          </table:table-cell>
          <table:table-cell table:formula="of:=[.F26]/SUM([.$C26:.$J26])" office:value-type="float" office:value="0" calcext:value-type="float">
            <text:p>0</text:p>
          </table:table-cell>
          <table:table-cell table:formula="of:=[.G26]/SUM([.$C26:.$J26])" office:value-type="float" office:value="0.000427176617656653" calcext:value-type="float">
            <text:p>0.0004271766</text:p>
          </table:table-cell>
          <table:table-cell table:formula="of:=[.H26]/SUM([.$C26:.$J26])" office:value-type="float" office:value="0" calcext:value-type="float">
            <text:p>0</text:p>
          </table:table-cell>
          <table:table-cell table:formula="of:=[.I26]/SUM([.$C26:.$J26])" office:value-type="float" office:value="0" calcext:value-type="float">
            <text:p>0</text:p>
          </table:table-cell>
          <table:table-cell table:formula="of:=[.J26]/SUM([.$C26:.$J2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771776027211" calcext:value-type="float">
            <text:p>0.0771776027</text:p>
          </table:table-cell>
          <table:table-cell table:number-columns-repeated="3"/>
          <table:table-cell office:value-type="float" office:value="0.000199282292854" calcext:value-type="float">
            <text:p>0.0001992823</text:p>
          </table:table-cell>
          <table:table-cell office:value-type="float" office:value="0.00180758728919" calcext:value-type="float">
            <text:p>0.00180758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]/SUM([.$C27:.$J27])" office:value-type="float" office:value="0.974655768692111" calcext:value-type="float">
            <text:p>0.9746557687</text:p>
          </table:table-cell>
          <table:table-cell table:formula="of:=[.D27]/SUM([.$C27:.$J27])" office:value-type="float" office:value="0" calcext:value-type="float">
            <text:p>0</text:p>
          </table:table-cell>
          <table:table-cell table:formula="of:=[.E27]/SUM([.$C27:.$J27])" office:value-type="float" office:value="0" calcext:value-type="float">
            <text:p>0</text:p>
          </table:table-cell>
          <table:table-cell table:formula="of:=[.F27]/SUM([.$C27:.$J27])" office:value-type="float" office:value="0" calcext:value-type="float">
            <text:p>0</text:p>
          </table:table-cell>
          <table:table-cell table:formula="of:=[.G27]/SUM([.$C27:.$J27])" office:value-type="float" office:value="0.00251668397929183" calcext:value-type="float">
            <text:p>0.002516684</text:p>
          </table:table-cell>
          <table:table-cell table:formula="of:=[.H27]/SUM([.$C27:.$J27])" office:value-type="float" office:value="0.022827547328597" calcext:value-type="float">
            <text:p>0.0228275473</text:p>
          </table:table-cell>
          <table:table-cell table:formula="of:=[.I27]/SUM([.$C27:.$J27])" office:value-type="float" office:value="0" calcext:value-type="float">
            <text:p>0</text:p>
          </table:table-cell>
          <table:table-cell table:formula="of:=[.J27]/SUM([.$C27:.$J2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09611627876" calcext:value-type="float">
            <text:p>0.02096116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82104536043" calcext:value-type="float">
            <text:p>0.04821045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]/SUM([.$C28:.$J28])" office:value-type="float" office:value="0.303031270352886" calcext:value-type="float">
            <text:p>0.3030312704</text:p>
          </table:table-cell>
          <table:table-cell table:formula="of:=[.D28]/SUM([.$C28:.$J28])" office:value-type="float" office:value="0" calcext:value-type="float">
            <text:p>0</text:p>
          </table:table-cell>
          <table:table-cell table:formula="of:=[.E28]/SUM([.$C28:.$J28])" office:value-type="float" office:value="0" calcext:value-type="float">
            <text:p>0</text:p>
          </table:table-cell>
          <table:table-cell table:formula="of:=[.F28]/SUM([.$C28:.$J28])" office:value-type="float" office:value="0" calcext:value-type="float">
            <text:p>0</text:p>
          </table:table-cell>
          <table:table-cell table:formula="of:=[.G28]/SUM([.$C28:.$J28])" office:value-type="float" office:value="0" calcext:value-type="float">
            <text:p>0</text:p>
          </table:table-cell>
          <table:table-cell table:formula="of:=[.H28]/SUM([.$C28:.$J28])" office:value-type="float" office:value="0.696968729647114" calcext:value-type="float">
            <text:p>0.6969687296</text:p>
          </table:table-cell>
          <table:table-cell table:formula="of:=[.I28]/SUM([.$C28:.$J28])" office:value-type="float" office:value="0" calcext:value-type="float">
            <text:p>0</text:p>
          </table:table-cell>
          <table:table-cell table:formula="of:=[.J28]/SUM([.$C28:.$J2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57972588899" calcext:value-type="float">
            <text:p>0.01579725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1024782192" calcext:value-type="float">
            <text:p>0.06102478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]/SUM([.$C29:.$J29])" office:value-type="float" office:value="0.20563445942628" calcext:value-type="float">
            <text:p>0.2056344594</text:p>
          </table:table-cell>
          <table:table-cell table:formula="of:=[.D29]/SUM([.$C29:.$J29])" office:value-type="float" office:value="0" calcext:value-type="float">
            <text:p>0</text:p>
          </table:table-cell>
          <table:table-cell table:formula="of:=[.E29]/SUM([.$C29:.$J29])" office:value-type="float" office:value="0" calcext:value-type="float">
            <text:p>0</text:p>
          </table:table-cell>
          <table:table-cell table:formula="of:=[.F29]/SUM([.$C29:.$J29])" office:value-type="float" office:value="0" calcext:value-type="float">
            <text:p>0</text:p>
          </table:table-cell>
          <table:table-cell table:formula="of:=[.G29]/SUM([.$C29:.$J29])" office:value-type="float" office:value="0" calcext:value-type="float">
            <text:p>0</text:p>
          </table:table-cell>
          <table:table-cell table:formula="of:=[.H29]/SUM([.$C29:.$J29])" office:value-type="float" office:value="0.79436554057372" calcext:value-type="float">
            <text:p>0.7943655406</text:p>
          </table:table-cell>
          <table:table-cell table:formula="of:=[.I29]/SUM([.$C29:.$J29])" office:value-type="float" office:value="0" calcext:value-type="float">
            <text:p>0</text:p>
          </table:table-cell>
          <table:table-cell table:formula="of:=[.J29]/SUM([.$C29:.$J2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19485221164" calcext:value-type="float">
            <text:p>0.01194852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1243465664" calcext:value-type="float">
            <text:p>0.06124346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]/SUM([.$C30:.$J30])" office:value-type="float" office:value="0.163249045131135" calcext:value-type="float">
            <text:p>0.1632490451</text:p>
          </table:table-cell>
          <table:table-cell table:formula="of:=[.D30]/SUM([.$C30:.$J30])" office:value-type="float" office:value="0" calcext:value-type="float">
            <text:p>0</text:p>
          </table:table-cell>
          <table:table-cell table:formula="of:=[.E30]/SUM([.$C30:.$J30])" office:value-type="float" office:value="0" calcext:value-type="float">
            <text:p>0</text:p>
          </table:table-cell>
          <table:table-cell table:formula="of:=[.F30]/SUM([.$C30:.$J30])" office:value-type="float" office:value="0" calcext:value-type="float">
            <text:p>0</text:p>
          </table:table-cell>
          <table:table-cell table:formula="of:=[.G30]/SUM([.$C30:.$J30])" office:value-type="float" office:value="0" calcext:value-type="float">
            <text:p>0</text:p>
          </table:table-cell>
          <table:table-cell table:formula="of:=[.H30]/SUM([.$C30:.$J30])" office:value-type="float" office:value="0.836750954868865" calcext:value-type="float">
            <text:p>0.8367509549</text:p>
          </table:table-cell>
          <table:table-cell table:formula="of:=[.I30]/SUM([.$C30:.$J30])" office:value-type="float" office:value="0" calcext:value-type="float">
            <text:p>0</text:p>
          </table:table-cell>
          <table:table-cell table:formula="of:=[.J30]/SUM([.$C30:.$J3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10657267934" calcext:value-type="float">
            <text:p>0.01065726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03620608637" calcext:value-type="float">
            <text:p>0.06036206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1]/SUM([.$C31:.$J31])" office:value-type="float" office:value="0.150061513033409" calcext:value-type="float">
            <text:p>0.150061513</text:p>
          </table:table-cell>
          <table:table-cell table:formula="of:=[.D31]/SUM([.$C31:.$J31])" office:value-type="float" office:value="0" calcext:value-type="float">
            <text:p>0</text:p>
          </table:table-cell>
          <table:table-cell table:formula="of:=[.E31]/SUM([.$C31:.$J31])" office:value-type="float" office:value="0" calcext:value-type="float">
            <text:p>0</text:p>
          </table:table-cell>
          <table:table-cell table:formula="of:=[.F31]/SUM([.$C31:.$J31])" office:value-type="float" office:value="0" calcext:value-type="float">
            <text:p>0</text:p>
          </table:table-cell>
          <table:table-cell table:formula="of:=[.G31]/SUM([.$C31:.$J31])" office:value-type="float" office:value="0" calcext:value-type="float">
            <text:p>0</text:p>
          </table:table-cell>
          <table:table-cell table:formula="of:=[.H31]/SUM([.$C31:.$J31])" office:value-type="float" office:value="0.849938486966591" calcext:value-type="float">
            <text:p>0.849938487</text:p>
          </table:table-cell>
          <table:table-cell table:formula="of:=[.I31]/SUM([.$C31:.$J31])" office:value-type="float" office:value="0" calcext:value-type="float">
            <text:p>0</text:p>
          </table:table-cell>
          <table:table-cell table:formula="of:=[.J31]/SUM([.$C31:.$J3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0615499632" calcext:value-type="float">
            <text:p>0.01061549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64980453187" calcext:value-type="float">
            <text:p>0.05649804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2]/SUM([.$C32:.$J32])" office:value-type="float" office:value="0.158172238402813" calcext:value-type="float">
            <text:p>0.1581722384</text:p>
          </table:table-cell>
          <table:table-cell table:formula="of:=[.D32]/SUM([.$C32:.$J32])" office:value-type="float" office:value="0" calcext:value-type="float">
            <text:p>0</text:p>
          </table:table-cell>
          <table:table-cell table:formula="of:=[.E32]/SUM([.$C32:.$J32])" office:value-type="float" office:value="0" calcext:value-type="float">
            <text:p>0</text:p>
          </table:table-cell>
          <table:table-cell table:formula="of:=[.F32]/SUM([.$C32:.$J32])" office:value-type="float" office:value="0" calcext:value-type="float">
            <text:p>0</text:p>
          </table:table-cell>
          <table:table-cell table:formula="of:=[.G32]/SUM([.$C32:.$J32])" office:value-type="float" office:value="0" calcext:value-type="float">
            <text:p>0</text:p>
          </table:table-cell>
          <table:table-cell table:formula="of:=[.H32]/SUM([.$C32:.$J32])" office:value-type="float" office:value="0.841827761597187" calcext:value-type="float">
            <text:p>0.8418277616</text:p>
          </table:table-cell>
          <table:table-cell table:formula="of:=[.I32]/SUM([.$C32:.$J32])" office:value-type="float" office:value="0" calcext:value-type="float">
            <text:p>0</text:p>
          </table:table-cell>
          <table:table-cell table:formula="of:=[.J32]/SUM([.$C32:.$J3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943957777408" calcext:value-type="float">
            <text:p>0.009439577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25994162331" calcext:value-type="float">
            <text:p>0.05259941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]/SUM([.$C33:.$J33])" office:value-type="float" office:value="0.152155558373295" calcext:value-type="float">
            <text:p>0.1521555584</text:p>
          </table:table-cell>
          <table:table-cell table:formula="of:=[.D33]/SUM([.$C33:.$J33])" office:value-type="float" office:value="0" calcext:value-type="float">
            <text:p>0</text:p>
          </table:table-cell>
          <table:table-cell table:formula="of:=[.E33]/SUM([.$C33:.$J33])" office:value-type="float" office:value="0" calcext:value-type="float">
            <text:p>0</text:p>
          </table:table-cell>
          <table:table-cell table:formula="of:=[.F33]/SUM([.$C33:.$J33])" office:value-type="float" office:value="0" calcext:value-type="float">
            <text:p>0</text:p>
          </table:table-cell>
          <table:table-cell table:formula="of:=[.G33]/SUM([.$C33:.$J33])" office:value-type="float" office:value="0" calcext:value-type="float">
            <text:p>0</text:p>
          </table:table-cell>
          <table:table-cell table:formula="of:=[.H33]/SUM([.$C33:.$J33])" office:value-type="float" office:value="0.847844441626705" calcext:value-type="float">
            <text:p>0.8478444416</text:p>
          </table:table-cell>
          <table:table-cell table:formula="of:=[.I33]/SUM([.$C33:.$J33])" office:value-type="float" office:value="0" calcext:value-type="float">
            <text:p>0</text:p>
          </table:table-cell>
          <table:table-cell table:formula="of:=[.J33]/SUM([.$C33:.$J3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872206729543" calcext:value-type="float">
            <text:p>0.00872206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70480857321" calcext:value-type="float">
            <text:p>0.0370480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]/SUM([.$C34:.$J34])" office:value-type="float" office:value="0.190562336337041" calcext:value-type="float">
            <text:p>0.1905623363</text:p>
          </table:table-cell>
          <table:table-cell table:formula="of:=[.D34]/SUM([.$C34:.$J34])" office:value-type="float" office:value="0" calcext:value-type="float">
            <text:p>0</text:p>
          </table:table-cell>
          <table:table-cell table:formula="of:=[.E34]/SUM([.$C34:.$J34])" office:value-type="float" office:value="0" calcext:value-type="float">
            <text:p>0</text:p>
          </table:table-cell>
          <table:table-cell table:formula="of:=[.F34]/SUM([.$C34:.$J34])" office:value-type="float" office:value="0" calcext:value-type="float">
            <text:p>0</text:p>
          </table:table-cell>
          <table:table-cell table:formula="of:=[.G34]/SUM([.$C34:.$J34])" office:value-type="float" office:value="0" calcext:value-type="float">
            <text:p>0</text:p>
          </table:table-cell>
          <table:table-cell table:formula="of:=[.H34]/SUM([.$C34:.$J34])" office:value-type="float" office:value="0.809437663662959" calcext:value-type="float">
            <text:p>0.8094376637</text:p>
          </table:table-cell>
          <table:table-cell table:formula="of:=[.I34]/SUM([.$C34:.$J34])" office:value-type="float" office:value="0" calcext:value-type="float">
            <text:p>0</text:p>
          </table:table-cell>
          <table:table-cell table:formula="of:=[.J34]/SUM([.$C34:.$J3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75971097456" calcext:value-type="float">
            <text:p>0.00759710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31826577736" calcext:value-type="float">
            <text:p>0.02318265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]/SUM([.$C35:.$J35])" office:value-type="float" office:value="0.246821544082847" calcext:value-type="float">
            <text:p>0.2468215441</text:p>
          </table:table-cell>
          <table:table-cell table:formula="of:=[.D35]/SUM([.$C35:.$J35])" office:value-type="float" office:value="0" calcext:value-type="float">
            <text:p>0</text:p>
          </table:table-cell>
          <table:table-cell table:formula="of:=[.E35]/SUM([.$C35:.$J35])" office:value-type="float" office:value="0" calcext:value-type="float">
            <text:p>0</text:p>
          </table:table-cell>
          <table:table-cell table:formula="of:=[.F35]/SUM([.$C35:.$J35])" office:value-type="float" office:value="0" calcext:value-type="float">
            <text:p>0</text:p>
          </table:table-cell>
          <table:table-cell table:formula="of:=[.G35]/SUM([.$C35:.$J35])" office:value-type="float" office:value="0" calcext:value-type="float">
            <text:p>0</text:p>
          </table:table-cell>
          <table:table-cell table:formula="of:=[.H35]/SUM([.$C35:.$J35])" office:value-type="float" office:value="0.753178455917153" calcext:value-type="float">
            <text:p>0.7531784559</text:p>
          </table:table-cell>
          <table:table-cell table:formula="of:=[.I35]/SUM([.$C35:.$J35])" office:value-type="float" office:value="0" calcext:value-type="float">
            <text:p>0</text:p>
          </table:table-cell>
          <table:table-cell table:formula="of:=[.J35]/SUM([.$C35:.$J3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6478976914" calcext:value-type="float">
            <text:p>0.00647897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31548179601" calcext:value-type="float">
            <text:p>0.0131548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]/SUM([.$C36:.$J36])" office:value-type="float" office:value="0.329991066706456" calcext:value-type="float">
            <text:p>0.3299910667</text:p>
          </table:table-cell>
          <table:table-cell table:formula="of:=[.D36]/SUM([.$C36:.$J36])" office:value-type="float" office:value="0" calcext:value-type="float">
            <text:p>0</text:p>
          </table:table-cell>
          <table:table-cell table:formula="of:=[.E36]/SUM([.$C36:.$J36])" office:value-type="float" office:value="0" calcext:value-type="float">
            <text:p>0</text:p>
          </table:table-cell>
          <table:table-cell table:formula="of:=[.F36]/SUM([.$C36:.$J36])" office:value-type="float" office:value="0" calcext:value-type="float">
            <text:p>0</text:p>
          </table:table-cell>
          <table:table-cell table:formula="of:=[.G36]/SUM([.$C36:.$J36])" office:value-type="float" office:value="0" calcext:value-type="float">
            <text:p>0</text:p>
          </table:table-cell>
          <table:table-cell table:formula="of:=[.H36]/SUM([.$C36:.$J36])" office:value-type="float" office:value="0.670008933293544" calcext:value-type="float">
            <text:p>0.6700089333</text:p>
          </table:table-cell>
          <table:table-cell table:formula="of:=[.I36]/SUM([.$C36:.$J36])" office:value-type="float" office:value="0" calcext:value-type="float">
            <text:p>0</text:p>
          </table:table-cell>
          <table:table-cell table:formula="of:=[.J36]/SUM([.$C36:.$J3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508467785626" calcext:value-type="float">
            <text:p>0.00508467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633185929506" calcext:value-type="float">
            <text:p>0.00633185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7]/SUM([.$C37:.$J37])" office:value-type="float" office:value="0.445378295438044" calcext:value-type="float">
            <text:p>0.4453782954</text:p>
          </table:table-cell>
          <table:table-cell table:formula="of:=[.D37]/SUM([.$C37:.$J37])" office:value-type="float" office:value="0" calcext:value-type="float">
            <text:p>0</text:p>
          </table:table-cell>
          <table:table-cell table:formula="of:=[.E37]/SUM([.$C37:.$J37])" office:value-type="float" office:value="0" calcext:value-type="float">
            <text:p>0</text:p>
          </table:table-cell>
          <table:table-cell table:formula="of:=[.F37]/SUM([.$C37:.$J37])" office:value-type="float" office:value="0" calcext:value-type="float">
            <text:p>0</text:p>
          </table:table-cell>
          <table:table-cell table:formula="of:=[.G37]/SUM([.$C37:.$J37])" office:value-type="float" office:value="0" calcext:value-type="float">
            <text:p>0</text:p>
          </table:table-cell>
          <table:table-cell table:formula="of:=[.H37]/SUM([.$C37:.$J37])" office:value-type="float" office:value="0.554621704561956" calcext:value-type="float">
            <text:p>0.5546217046</text:p>
          </table:table-cell>
          <table:table-cell table:formula="of:=[.I37]/SUM([.$C37:.$J37])" office:value-type="float" office:value="0" calcext:value-type="float">
            <text:p>0</text:p>
          </table:table-cell>
          <table:table-cell table:formula="of:=[.J37]/SUM([.$C37:.$J3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0164413753" calcext:value-type="float">
            <text:p>0.00990164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670999425666" calcext:value-type="float">
            <text:p>0.00670999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8]/SUM([.$C38:.$J38])" office:value-type="float" office:value="0.596066679430799" calcext:value-type="float">
            <text:p>0.5960666794</text:p>
          </table:table-cell>
          <table:table-cell table:formula="of:=[.D38]/SUM([.$C38:.$J38])" office:value-type="float" office:value="0" calcext:value-type="float">
            <text:p>0</text:p>
          </table:table-cell>
          <table:table-cell table:formula="of:=[.E38]/SUM([.$C38:.$J38])" office:value-type="float" office:value="0" calcext:value-type="float">
            <text:p>0</text:p>
          </table:table-cell>
          <table:table-cell table:formula="of:=[.F38]/SUM([.$C38:.$J38])" office:value-type="float" office:value="0" calcext:value-type="float">
            <text:p>0</text:p>
          </table:table-cell>
          <table:table-cell table:formula="of:=[.G38]/SUM([.$C38:.$J38])" office:value-type="float" office:value="0" calcext:value-type="float">
            <text:p>0</text:p>
          </table:table-cell>
          <table:table-cell table:formula="of:=[.H38]/SUM([.$C38:.$J38])" office:value-type="float" office:value="0.403933320569201" calcext:value-type="float">
            <text:p>0.4039333206</text:p>
          </table:table-cell>
          <table:table-cell table:formula="of:=[.I38]/SUM([.$C38:.$J38])" office:value-type="float" office:value="0" calcext:value-type="float">
            <text:p>0</text:p>
          </table:table-cell>
          <table:table-cell table:formula="of:=[.J38]/SUM([.$C38:.$J3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57295334125" calcext:value-type="float">
            <text:p>0.0057295334</text:p>
          </table:table-cell>
          <table:table-cell table:number-columns-repeated="3"/>
          <table:table-cell office:value-type="float" office:value="0.0000266299719003" calcext:value-type="float">
            <text:p>0.00002663</text:p>
          </table:table-cell>
          <table:table-cell office:value-type="float" office:value="0.00349567937272" calcext:value-type="float">
            <text:p>0.00349567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9]/SUM([.$C39:.$J39])" office:value-type="float" office:value="0.619285645347842" calcext:value-type="float">
            <text:p>0.6192856453</text:p>
          </table:table-cell>
          <table:table-cell table:formula="of:=[.D39]/SUM([.$C39:.$J39])" office:value-type="float" office:value="0" calcext:value-type="float">
            <text:p>0</text:p>
          </table:table-cell>
          <table:table-cell table:formula="of:=[.E39]/SUM([.$C39:.$J39])" office:value-type="float" office:value="0" calcext:value-type="float">
            <text:p>0</text:p>
          </table:table-cell>
          <table:table-cell table:formula="of:=[.F39]/SUM([.$C39:.$J39])" office:value-type="float" office:value="0" calcext:value-type="float">
            <text:p>0</text:p>
          </table:table-cell>
          <table:table-cell table:formula="of:=[.G39]/SUM([.$C39:.$J39])" office:value-type="float" office:value="0.00287834246640274" calcext:value-type="float">
            <text:p>0.0028783425</text:p>
          </table:table-cell>
          <table:table-cell table:formula="of:=[.H39]/SUM([.$C39:.$J39])" office:value-type="float" office:value="0.377836012185756" calcext:value-type="float">
            <text:p>0.3778360122</text:p>
          </table:table-cell>
          <table:table-cell table:formula="of:=[.I39]/SUM([.$C39:.$J39])" office:value-type="float" office:value="0" calcext:value-type="float">
            <text:p>0</text:p>
          </table:table-cell>
          <table:table-cell table:formula="of:=[.J39]/SUM([.$C39:.$J3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193975912933" calcext:value-type="float">
            <text:p>0.0019397591</text:p>
          </table:table-cell>
          <table:table-cell table:number-columns-repeated="3"/>
          <table:table-cell office:value-type="float" office:value="0.00014661540742" calcext:value-type="float">
            <text:p>0.0001466154</text:p>
          </table:table-cell>
          <table:table-cell office:value-type="float" office:value="0.00180631712764" calcext:value-type="float">
            <text:p>0.00180631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0]/SUM([.$C40:.$J40])" office:value-type="float" office:value="0.498307931006903" calcext:value-type="float">
            <text:p>0.498307931</text:p>
          </table:table-cell>
          <table:table-cell table:formula="of:=[.D40]/SUM([.$C40:.$J40])" office:value-type="float" office:value="0" calcext:value-type="float">
            <text:p>0</text:p>
          </table:table-cell>
          <table:table-cell table:formula="of:=[.E40]/SUM([.$C40:.$J40])" office:value-type="float" office:value="0" calcext:value-type="float">
            <text:p>0</text:p>
          </table:table-cell>
          <table:table-cell table:formula="of:=[.F40]/SUM([.$C40:.$J40])" office:value-type="float" office:value="0" calcext:value-type="float">
            <text:p>0</text:p>
          </table:table-cell>
          <table:table-cell table:formula="of:=[.G40]/SUM([.$C40:.$J40])" office:value-type="float" office:value="0.0376642745073351" calcext:value-type="float">
            <text:p>0.0376642745</text:p>
          </table:table-cell>
          <table:table-cell table:formula="of:=[.H40]/SUM([.$C40:.$J40])" office:value-type="float" office:value="0.464027794485762" calcext:value-type="float">
            <text:p>0.4640277945</text:p>
          </table:table-cell>
          <table:table-cell table:formula="of:=[.I40]/SUM([.$C40:.$J40])" office:value-type="float" office:value="0" calcext:value-type="float">
            <text:p>0</text:p>
          </table:table-cell>
          <table:table-cell table:formula="of:=[.J40]/SUM([.$C40:.$J4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257643947136" calcext:value-type="float">
            <text:p>0.0257643947</text:p>
          </table:table-cell>
          <table:table-cell table:number-columns-repeated="3"/>
          <table:table-cell office:value-type="float" office:value="0.00118097661352" calcext:value-type="float">
            <text:p>0.0011809766</text:p>
          </table:table-cell>
          <table:table-cell office:value-type="float" office:value="0.00037477194705" calcext:value-type="float">
            <text:p>0.00037477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1]/SUM([.$C41:.$J41])" office:value-type="float" office:value="0.943054890124208" calcext:value-type="float">
            <text:p>0.9430548901</text:p>
          </table:table-cell>
          <table:table-cell table:formula="of:=[.D41]/SUM([.$C41:.$J41])" office:value-type="float" office:value="0" calcext:value-type="float">
            <text:p>0</text:p>
          </table:table-cell>
          <table:table-cell table:formula="of:=[.E41]/SUM([.$C41:.$J41])" office:value-type="float" office:value="0" calcext:value-type="float">
            <text:p>0</text:p>
          </table:table-cell>
          <table:table-cell table:formula="of:=[.F41]/SUM([.$C41:.$J41])" office:value-type="float" office:value="0" calcext:value-type="float">
            <text:p>0</text:p>
          </table:table-cell>
          <table:table-cell table:formula="of:=[.G41]/SUM([.$C41:.$J41])" office:value-type="float" office:value="0.0432273213821892" calcext:value-type="float">
            <text:p>0.0432273214</text:p>
          </table:table-cell>
          <table:table-cell table:formula="of:=[.H41]/SUM([.$C41:.$J41])" office:value-type="float" office:value="0.0137177884936032" calcext:value-type="float">
            <text:p>0.0137177885</text:p>
          </table:table-cell>
          <table:table-cell table:formula="of:=[.I41]/SUM([.$C41:.$J41])" office:value-type="float" office:value="0" calcext:value-type="float">
            <text:p>0</text:p>
          </table:table-cell>
          <table:table-cell table:formula="of:=[.J41]/SUM([.$C41:.$J4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974326410531" calcext:value-type="float">
            <text:p>0.0097432641</text:p>
          </table:table-cell>
          <table:table-cell table:number-columns-repeated="3"/>
          <table:table-cell office:value-type="float" office:value="0.00117093376212" calcext:value-type="float">
            <text:p>0.0011709338</text:p>
          </table:table-cell>
          <table:table-cell office:value-type="float" office:value="0.000402463722001" calcext:value-type="float">
            <text:p>0.00040246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2]/SUM([.$C42:.$J42])" office:value-type="float" office:value="0.86096628659547" calcext:value-type="float">
            <text:p>0.8609662866</text:p>
          </table:table-cell>
          <table:table-cell table:formula="of:=[.D42]/SUM([.$C42:.$J42])" office:value-type="float" office:value="0" calcext:value-type="float">
            <text:p>0</text:p>
          </table:table-cell>
          <table:table-cell table:formula="of:=[.E42]/SUM([.$C42:.$J42])" office:value-type="float" office:value="0" calcext:value-type="float">
            <text:p>0</text:p>
          </table:table-cell>
          <table:table-cell table:formula="of:=[.F42]/SUM([.$C42:.$J42])" office:value-type="float" office:value="0" calcext:value-type="float">
            <text:p>0</text:p>
          </table:table-cell>
          <table:table-cell table:formula="of:=[.G42]/SUM([.$C42:.$J42])" office:value-type="float" office:value="0.103469892853699" calcext:value-type="float">
            <text:p>0.1034698929</text:p>
          </table:table-cell>
          <table:table-cell table:formula="of:=[.H42]/SUM([.$C42:.$J42])" office:value-type="float" office:value="0.0355638205508305" calcext:value-type="float">
            <text:p>0.0355638206</text:p>
          </table:table-cell>
          <table:table-cell table:formula="of:=[.I42]/SUM([.$C42:.$J42])" office:value-type="float" office:value="0" calcext:value-type="float">
            <text:p>0</text:p>
          </table:table-cell>
          <table:table-cell table:formula="of:=[.J42]/SUM([.$C42:.$J4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737213098948" calcext:value-type="float">
            <text:p>0.0007372131</text:p>
          </table:table-cell>
          <table:table-cell table:number-columns-repeated="3"/>
          <table:table-cell office:value-type="float" office:value="0.000613354172882" calcext:value-type="float">
            <text:p>0.0006133542</text:p>
          </table:table-cell>
          <table:table-cell office:value-type="float" office:value="0.00036739902844" calcext:value-type="float">
            <text:p>0.0003673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3]/SUM([.$C43:.$J43])" office:value-type="float" office:value="0.42911965085237" calcext:value-type="float">
            <text:p>0.4291196509</text:p>
          </table:table-cell>
          <table:table-cell table:formula="of:=[.D43]/SUM([.$C43:.$J43])" office:value-type="float" office:value="0" calcext:value-type="float">
            <text:p>0</text:p>
          </table:table-cell>
          <table:table-cell table:formula="of:=[.E43]/SUM([.$C43:.$J43])" office:value-type="float" office:value="0" calcext:value-type="float">
            <text:p>0</text:p>
          </table:table-cell>
          <table:table-cell table:formula="of:=[.F43]/SUM([.$C43:.$J43])" office:value-type="float" office:value="0" calcext:value-type="float">
            <text:p>0</text:p>
          </table:table-cell>
          <table:table-cell table:formula="of:=[.G43]/SUM([.$C43:.$J43])" office:value-type="float" office:value="0.357023401905849" calcext:value-type="float">
            <text:p>0.3570234019</text:p>
          </table:table-cell>
          <table:table-cell table:formula="of:=[.H43]/SUM([.$C43:.$J43])" office:value-type="float" office:value="0.213856947241781" calcext:value-type="float">
            <text:p>0.2138569472</text:p>
          </table:table-cell>
          <table:table-cell table:formula="of:=[.I43]/SUM([.$C43:.$J43])" office:value-type="float" office:value="0" calcext:value-type="float">
            <text:p>0</text:p>
          </table:table-cell>
          <table:table-cell table:formula="of:=[.J43]/SUM([.$C43:.$J4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16435131312" calcext:value-type="float">
            <text:p>0.0016435131</text:p>
          </table:table-cell>
          <table:table-cell table:number-columns-repeated="3"/>
          <table:table-cell office:value-type="float" office:value="0.0000000651783456635" calcext:value-type="float">
            <text:p>6.51783456635E-08</text:p>
          </table:table-cell>
          <table:table-cell office:value-type="float" office:value="0.000860268319577" calcext:value-type="float">
            <text:p>0.00086026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4]/SUM([.$C44:.$J44])" office:value-type="float" office:value="0.65639528878647" calcext:value-type="float">
            <text:p>0.6563952888</text:p>
          </table:table-cell>
          <table:table-cell table:formula="of:=[.D44]/SUM([.$C44:.$J44])" office:value-type="float" office:value="0" calcext:value-type="float">
            <text:p>0</text:p>
          </table:table-cell>
          <table:table-cell table:formula="of:=[.E44]/SUM([.$C44:.$J44])" office:value-type="float" office:value="0" calcext:value-type="float">
            <text:p>0</text:p>
          </table:table-cell>
          <table:table-cell table:formula="of:=[.F44]/SUM([.$C44:.$J44])" office:value-type="float" office:value="0" calcext:value-type="float">
            <text:p>0</text:p>
          </table:table-cell>
          <table:table-cell table:formula="of:=[.G44]/SUM([.$C44:.$J44])" office:value-type="float" office:value="0.000026031285185522" calcext:value-type="float">
            <text:p>2.6031285185522E-05</text:p>
          </table:table-cell>
          <table:table-cell table:formula="of:=[.H44]/SUM([.$C44:.$J44])" office:value-type="float" office:value="0.343578679928345" calcext:value-type="float">
            <text:p>0.3435786799</text:p>
          </table:table-cell>
          <table:table-cell table:formula="of:=[.I44]/SUM([.$C44:.$J44])" office:value-type="float" office:value="0" calcext:value-type="float">
            <text:p>0</text:p>
          </table:table-cell>
          <table:table-cell table:formula="of:=[.J44]/SUM([.$C44:.$J4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055567468788" calcext:value-type="float">
            <text:p>0.0055567469</text:p>
          </table:table-cell>
          <table:table-cell table:number-columns-repeated="3"/>
          <table:table-cell office:value-type="float" office:value="0.000090659885139" calcext:value-type="float">
            <text:p>9.0659885139E-05</text:p>
          </table:table-cell>
          <table:table-cell office:value-type="float" office:value="0.000348424594879" calcext:value-type="float">
            <text:p>0.00034842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5]/SUM([.$C45:.$J45])" office:value-type="float" office:value="0.92676837393496" calcext:value-type="float">
            <text:p>0.9267683739</text:p>
          </table:table-cell>
          <table:table-cell table:formula="of:=[.D45]/SUM([.$C45:.$J45])" office:value-type="float" office:value="0" calcext:value-type="float">
            <text:p>0</text:p>
          </table:table-cell>
          <table:table-cell table:formula="of:=[.E45]/SUM([.$C45:.$J45])" office:value-type="float" office:value="0" calcext:value-type="float">
            <text:p>0</text:p>
          </table:table-cell>
          <table:table-cell table:formula="of:=[.F45]/SUM([.$C45:.$J45])" office:value-type="float" office:value="0" calcext:value-type="float">
            <text:p>0</text:p>
          </table:table-cell>
          <table:table-cell table:formula="of:=[.G45]/SUM([.$C45:.$J45])" office:value-type="float" office:value="0.0151204861700567" calcext:value-type="float">
            <text:p>0.0151204862</text:p>
          </table:table-cell>
          <table:table-cell table:formula="of:=[.H45]/SUM([.$C45:.$J45])" office:value-type="float" office:value="0.0581111398949832" calcext:value-type="float">
            <text:p>0.0581111399</text:p>
          </table:table-cell>
          <table:table-cell table:formula="of:=[.I45]/SUM([.$C45:.$J45])" office:value-type="float" office:value="0" calcext:value-type="float">
            <text:p>0</text:p>
          </table:table-cell>
          <table:table-cell table:formula="of:=[.J45]/SUM([.$C45:.$J4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245537046902" calcext:value-type="float">
            <text:p>0.00245537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339618919093" calcext:value-type="float">
            <text:p>0.00033961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6]/SUM([.$C46:.$J46])" office:value-type="float" office:value="0.878490086389097" calcext:value-type="float">
            <text:p>0.8784900864</text:p>
          </table:table-cell>
          <table:table-cell table:formula="of:=[.D46]/SUM([.$C46:.$J46])" office:value-type="float" office:value="0" calcext:value-type="float">
            <text:p>0</text:p>
          </table:table-cell>
          <table:table-cell table:formula="of:=[.E46]/SUM([.$C46:.$J46])" office:value-type="float" office:value="0" calcext:value-type="float">
            <text:p>0</text:p>
          </table:table-cell>
          <table:table-cell table:formula="of:=[.F46]/SUM([.$C46:.$J46])" office:value-type="float" office:value="0" calcext:value-type="float">
            <text:p>0</text:p>
          </table:table-cell>
          <table:table-cell table:formula="of:=[.G46]/SUM([.$C46:.$J46])" office:value-type="float" office:value="0" calcext:value-type="float">
            <text:p>0</text:p>
          </table:table-cell>
          <table:table-cell table:formula="of:=[.H46]/SUM([.$C46:.$J46])" office:value-type="float" office:value="0.121509913610903" calcext:value-type="float">
            <text:p>0.1215099136</text:p>
          </table:table-cell>
          <table:table-cell table:formula="of:=[.I46]/SUM([.$C46:.$J46])" office:value-type="float" office:value="0" calcext:value-type="float">
            <text:p>0</text:p>
          </table:table-cell>
          <table:table-cell table:formula="of:=[.J46]/SUM([.$C46:.$J4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0983543140136" calcext:value-type="float">
            <text:p>0.00983543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262123470515" calcext:value-type="float">
            <text:p>0.00262123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7]/SUM([.$C47:.$J47])" office:value-type="float" office:value="0.789571729487065" calcext:value-type="float">
            <text:p>0.7895717295</text:p>
          </table:table-cell>
          <table:table-cell table:formula="of:=[.D47]/SUM([.$C47:.$J47])" office:value-type="float" office:value="0" calcext:value-type="float">
            <text:p>0</text:p>
          </table:table-cell>
          <table:table-cell table:formula="of:=[.E47]/SUM([.$C47:.$J47])" office:value-type="float" office:value="0" calcext:value-type="float">
            <text:p>0</text:p>
          </table:table-cell>
          <table:table-cell table:formula="of:=[.F47]/SUM([.$C47:.$J47])" office:value-type="float" office:value="0" calcext:value-type="float">
            <text:p>0</text:p>
          </table:table-cell>
          <table:table-cell table:formula="of:=[.G47]/SUM([.$C47:.$J47])" office:value-type="float" office:value="0" calcext:value-type="float">
            <text:p>0</text:p>
          </table:table-cell>
          <table:table-cell table:formula="of:=[.H47]/SUM([.$C47:.$J47])" office:value-type="float" office:value="0.210428270512935" calcext:value-type="float">
            <text:p>0.2104282705</text:p>
          </table:table-cell>
          <table:table-cell table:formula="of:=[.I47]/SUM([.$C47:.$J47])" office:value-type="float" office:value="0" calcext:value-type="float">
            <text:p>0</text:p>
          </table:table-cell>
          <table:table-cell table:formula="of:=[.J47]/SUM([.$C47:.$J4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283921450451" calcext:value-type="float">
            <text:p>0.00283921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153892414115" calcext:value-type="float">
            <text:p>0.00015389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8]/SUM([.$C48:.$J48])" office:value-type="float" office:value="0.948584391303436" calcext:value-type="float">
            <text:p>0.9485843913</text:p>
          </table:table-cell>
          <table:table-cell table:formula="of:=[.D48]/SUM([.$C48:.$J48])" office:value-type="float" office:value="0" calcext:value-type="float">
            <text:p>0</text:p>
          </table:table-cell>
          <table:table-cell table:formula="of:=[.E48]/SUM([.$C48:.$J48])" office:value-type="float" office:value="0" calcext:value-type="float">
            <text:p>0</text:p>
          </table:table-cell>
          <table:table-cell table:formula="of:=[.F48]/SUM([.$C48:.$J48])" office:value-type="float" office:value="0" calcext:value-type="float">
            <text:p>0</text:p>
          </table:table-cell>
          <table:table-cell table:formula="of:=[.G48]/SUM([.$C48:.$J48])" office:value-type="float" office:value="0" calcext:value-type="float">
            <text:p>0</text:p>
          </table:table-cell>
          <table:table-cell table:formula="of:=[.H48]/SUM([.$C48:.$J48])" office:value-type="float" office:value="0.0514156086965635" calcext:value-type="float">
            <text:p>0.0514156087</text:p>
          </table:table-cell>
          <table:table-cell table:formula="of:=[.I48]/SUM([.$C48:.$J48])" office:value-type="float" office:value="0" calcext:value-type="float">
            <text:p>0</text:p>
          </table:table-cell>
          <table:table-cell table:formula="of:=[.J48]/SUM([.$C48:.$J4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0996361516925" calcext:value-type="float">
            <text:p>0.00996361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3010596676" calcext:value-type="float">
            <text:p>0.00130105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9]/SUM([.$C49:.$J49])" office:value-type="float" office:value="0.884500912237266" calcext:value-type="float">
            <text:p>0.8845009122</text:p>
          </table:table-cell>
          <table:table-cell table:formula="of:=[.D49]/SUM([.$C49:.$J49])" office:value-type="float" office:value="0" calcext:value-type="float">
            <text:p>0</text:p>
          </table:table-cell>
          <table:table-cell table:formula="of:=[.E49]/SUM([.$C49:.$J49])" office:value-type="float" office:value="0" calcext:value-type="float">
            <text:p>0</text:p>
          </table:table-cell>
          <table:table-cell table:formula="of:=[.F49]/SUM([.$C49:.$J49])" office:value-type="float" office:value="0" calcext:value-type="float">
            <text:p>0</text:p>
          </table:table-cell>
          <table:table-cell table:formula="of:=[.G49]/SUM([.$C49:.$J49])" office:value-type="float" office:value="0" calcext:value-type="float">
            <text:p>0</text:p>
          </table:table-cell>
          <table:table-cell table:formula="of:=[.H49]/SUM([.$C49:.$J49])" office:value-type="float" office:value="0.115499087762734" calcext:value-type="float">
            <text:p>0.1154990878</text:p>
          </table:table-cell>
          <table:table-cell table:formula="of:=[.I49]/SUM([.$C49:.$J49])" office:value-type="float" office:value="0" calcext:value-type="float">
            <text:p>0</text:p>
          </table:table-cell>
          <table:table-cell table:formula="of:=[.J49]/SUM([.$C49:.$J4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693893450954" calcext:value-type="float">
            <text:p>0.00693893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265092207962" calcext:value-type="float">
            <text:p>0.00265092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0]/SUM([.$C50:.$J50])" office:value-type="float" office:value="0.72357020618885" calcext:value-type="float">
            <text:p>0.7235702062</text:p>
          </table:table-cell>
          <table:table-cell table:formula="of:=[.D50]/SUM([.$C50:.$J50])" office:value-type="float" office:value="0" calcext:value-type="float">
            <text:p>0</text:p>
          </table:table-cell>
          <table:table-cell table:formula="of:=[.E50]/SUM([.$C50:.$J50])" office:value-type="float" office:value="0" calcext:value-type="float">
            <text:p>0</text:p>
          </table:table-cell>
          <table:table-cell table:formula="of:=[.F50]/SUM([.$C50:.$J50])" office:value-type="float" office:value="0" calcext:value-type="float">
            <text:p>0</text:p>
          </table:table-cell>
          <table:table-cell table:formula="of:=[.G50]/SUM([.$C50:.$J50])" office:value-type="float" office:value="0" calcext:value-type="float">
            <text:p>0</text:p>
          </table:table-cell>
          <table:table-cell table:formula="of:=[.H50]/SUM([.$C50:.$J50])" office:value-type="float" office:value="0.27642979381115" calcext:value-type="float">
            <text:p>0.2764297938</text:p>
          </table:table-cell>
          <table:table-cell table:formula="of:=[.I50]/SUM([.$C50:.$J50])" office:value-type="float" office:value="0" calcext:value-type="float">
            <text:p>0</text:p>
          </table:table-cell>
          <table:table-cell table:formula="of:=[.J50]/SUM([.$C50:.$J5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230920728142" calcext:value-type="float">
            <text:p>0.02309207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500718624458" calcext:value-type="float">
            <text:p>0.00050071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1]/SUM([.$C51:.$J51])" office:value-type="float" office:value="0.978776626506453" calcext:value-type="float">
            <text:p>0.9787766265</text:p>
          </table:table-cell>
          <table:table-cell table:formula="of:=[.D51]/SUM([.$C51:.$J51])" office:value-type="float" office:value="0" calcext:value-type="float">
            <text:p>0</text:p>
          </table:table-cell>
          <table:table-cell table:formula="of:=[.E51]/SUM([.$C51:.$J51])" office:value-type="float" office:value="0" calcext:value-type="float">
            <text:p>0</text:p>
          </table:table-cell>
          <table:table-cell table:formula="of:=[.F51]/SUM([.$C51:.$J51])" office:value-type="float" office:value="0" calcext:value-type="float">
            <text:p>0</text:p>
          </table:table-cell>
          <table:table-cell table:formula="of:=[.G51]/SUM([.$C51:.$J51])" office:value-type="float" office:value="0" calcext:value-type="float">
            <text:p>0</text:p>
          </table:table-cell>
          <table:table-cell table:formula="of:=[.H51]/SUM([.$C51:.$J51])" office:value-type="float" office:value="0.0212233734935471" calcext:value-type="float">
            <text:p>0.0212233735</text:p>
          </table:table-cell>
          <table:table-cell table:formula="of:=[.I51]/SUM([.$C51:.$J51])" office:value-type="float" office:value="0" calcext:value-type="float">
            <text:p>0</text:p>
          </table:table-cell>
          <table:table-cell table:formula="of:=[.J51]/SUM([.$C51:.$J5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114545135636" calcext:value-type="float">
            <text:p>0.01145451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05193231838" calcext:value-type="float">
            <text:p>0.00105193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2]/SUM([.$C52:.$J52])" office:value-type="float" office:value="0.915888788205154" calcext:value-type="float">
            <text:p>0.9158887882</text:p>
          </table:table-cell>
          <table:table-cell table:formula="of:=[.D52]/SUM([.$C52:.$J52])" office:value-type="float" office:value="0" calcext:value-type="float">
            <text:p>0</text:p>
          </table:table-cell>
          <table:table-cell table:formula="of:=[.E52]/SUM([.$C52:.$J52])" office:value-type="float" office:value="0" calcext:value-type="float">
            <text:p>0</text:p>
          </table:table-cell>
          <table:table-cell table:formula="of:=[.F52]/SUM([.$C52:.$J52])" office:value-type="float" office:value="0" calcext:value-type="float">
            <text:p>0</text:p>
          </table:table-cell>
          <table:table-cell table:formula="of:=[.G52]/SUM([.$C52:.$J52])" office:value-type="float" office:value="0" calcext:value-type="float">
            <text:p>0</text:p>
          </table:table-cell>
          <table:table-cell table:formula="of:=[.H52]/SUM([.$C52:.$J52])" office:value-type="float" office:value="0.0841112117948461" calcext:value-type="float">
            <text:p>0.0841112118</text:p>
          </table:table-cell>
          <table:table-cell table:formula="of:=[.I52]/SUM([.$C52:.$J52])" office:value-type="float" office:value="0" calcext:value-type="float">
            <text:p>0</text:p>
          </table:table-cell>
          <table:table-cell table:formula="of:=[.J52]/SUM([.$C52:.$J5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128103647808" calcext:value-type="float">
            <text:p>0.01281036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318834409889" calcext:value-type="float">
            <text:p>0.00318834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3]/SUM([.$C53:.$J53])" office:value-type="float" office:value="0.800712412303625" calcext:value-type="float">
            <text:p>0.8007124123</text:p>
          </table:table-cell>
          <table:table-cell table:formula="of:=[.D53]/SUM([.$C53:.$J53])" office:value-type="float" office:value="0" calcext:value-type="float">
            <text:p>0</text:p>
          </table:table-cell>
          <table:table-cell table:formula="of:=[.E53]/SUM([.$C53:.$J53])" office:value-type="float" office:value="0" calcext:value-type="float">
            <text:p>0</text:p>
          </table:table-cell>
          <table:table-cell table:formula="of:=[.F53]/SUM([.$C53:.$J53])" office:value-type="float" office:value="0" calcext:value-type="float">
            <text:p>0</text:p>
          </table:table-cell>
          <table:table-cell table:formula="of:=[.G53]/SUM([.$C53:.$J53])" office:value-type="float" office:value="0" calcext:value-type="float">
            <text:p>0</text:p>
          </table:table-cell>
          <table:table-cell table:formula="of:=[.H53]/SUM([.$C53:.$J53])" office:value-type="float" office:value="0.199287587696375" calcext:value-type="float">
            <text:p>0.1992875877</text:p>
          </table:table-cell>
          <table:table-cell table:formula="of:=[.I53]/SUM([.$C53:.$J53])" office:value-type="float" office:value="0" calcext:value-type="float">
            <text:p>0</text:p>
          </table:table-cell>
          <table:table-cell table:formula="of:=[.J53]/SUM([.$C53:.$J5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156598318869" calcext:value-type="float">
            <text:p>0.01565983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758416189804" calcext:value-type="float">
            <text:p>7.58416189804E-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4]/SUM([.$C54:.$J54])" office:value-type="float" office:value="0.995180275000491" calcext:value-type="float">
            <text:p>0.995180275</text:p>
          </table:table-cell>
          <table:table-cell table:formula="of:=[.D54]/SUM([.$C54:.$J54])" office:value-type="float" office:value="0" calcext:value-type="float">
            <text:p>0</text:p>
          </table:table-cell>
          <table:table-cell table:formula="of:=[.E54]/SUM([.$C54:.$J54])" office:value-type="float" office:value="0" calcext:value-type="float">
            <text:p>0</text:p>
          </table:table-cell>
          <table:table-cell table:formula="of:=[.F54]/SUM([.$C54:.$J54])" office:value-type="float" office:value="0" calcext:value-type="float">
            <text:p>0</text:p>
          </table:table-cell>
          <table:table-cell table:formula="of:=[.G54]/SUM([.$C54:.$J54])" office:value-type="float" office:value="0" calcext:value-type="float">
            <text:p>0</text:p>
          </table:table-cell>
          <table:table-cell table:formula="of:=[.H54]/SUM([.$C54:.$J54])" office:value-type="float" office:value="0.0048197249995088" calcext:value-type="float">
            <text:p>0.004819725</text:p>
          </table:table-cell>
          <table:table-cell table:formula="of:=[.I54]/SUM([.$C54:.$J54])" office:value-type="float" office:value="0" calcext:value-type="float">
            <text:p>0</text:p>
          </table:table-cell>
          <table:table-cell table:formula="of:=[.J54]/SUM([.$C54:.$J5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14358310874" calcext:value-type="float">
            <text:p>0.01435831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531290816456" calcext:value-type="float">
            <text:p>0.00053129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5]/SUM([.$C55:.$J55])" office:value-type="float" office:value="0.964317996713334" calcext:value-type="float">
            <text:p>0.9643179967</text:p>
          </table:table-cell>
          <table:table-cell table:formula="of:=[.D55]/SUM([.$C55:.$J55])" office:value-type="float" office:value="0" calcext:value-type="float">
            <text:p>0</text:p>
          </table:table-cell>
          <table:table-cell table:formula="of:=[.E55]/SUM([.$C55:.$J55])" office:value-type="float" office:value="0" calcext:value-type="float">
            <text:p>0</text:p>
          </table:table-cell>
          <table:table-cell table:formula="of:=[.F55]/SUM([.$C55:.$J55])" office:value-type="float" office:value="0" calcext:value-type="float">
            <text:p>0</text:p>
          </table:table-cell>
          <table:table-cell table:formula="of:=[.G55]/SUM([.$C55:.$J55])" office:value-type="float" office:value="0" calcext:value-type="float">
            <text:p>0</text:p>
          </table:table-cell>
          <table:table-cell table:formula="of:=[.H55]/SUM([.$C55:.$J55])" office:value-type="float" office:value="0.0356820032866661" calcext:value-type="float">
            <text:p>0.0356820033</text:p>
          </table:table-cell>
          <table:table-cell table:formula="of:=[.I55]/SUM([.$C55:.$J55])" office:value-type="float" office:value="0" calcext:value-type="float">
            <text:p>0</text:p>
          </table:table-cell>
          <table:table-cell table:formula="of:=[.J55]/SUM([.$C55:.$J5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155352239647" calcext:value-type="float">
            <text:p>0.0155352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99316312819" calcext:value-type="float">
            <text:p>0.00199316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6]/SUM([.$C56:.$J56])" office:value-type="float" office:value="0.886289416269311" calcext:value-type="float">
            <text:p>0.8862894163</text:p>
          </table:table-cell>
          <table:table-cell table:formula="of:=[.D56]/SUM([.$C56:.$J56])" office:value-type="float" office:value="0" calcext:value-type="float">
            <text:p>0</text:p>
          </table:table-cell>
          <table:table-cell table:formula="of:=[.E56]/SUM([.$C56:.$J56])" office:value-type="float" office:value="0" calcext:value-type="float">
            <text:p>0</text:p>
          </table:table-cell>
          <table:table-cell table:formula="of:=[.F56]/SUM([.$C56:.$J56])" office:value-type="float" office:value="0" calcext:value-type="float">
            <text:p>0</text:p>
          </table:table-cell>
          <table:table-cell table:formula="of:=[.G56]/SUM([.$C56:.$J56])" office:value-type="float" office:value="0" calcext:value-type="float">
            <text:p>0</text:p>
          </table:table-cell>
          <table:table-cell table:formula="of:=[.H56]/SUM([.$C56:.$J56])" office:value-type="float" office:value="0.113710583730689" calcext:value-type="float">
            <text:p>0.1137105837</text:p>
          </table:table-cell>
          <table:table-cell table:formula="of:=[.I56]/SUM([.$C56:.$J56])" office:value-type="float" office:value="0" calcext:value-type="float">
            <text:p>0</text:p>
          </table:table-cell>
          <table:table-cell table:formula="of:=[.J56]/SUM([.$C56:.$J5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116702751033" calcext:value-type="float">
            <text:p>0.01167027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426562858373" calcext:value-type="float">
            <text:p>0.0042656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7]/SUM([.$C57:.$J57])" office:value-type="float" office:value="0.732325905859877" calcext:value-type="float">
            <text:p>0.7323259059</text:p>
          </table:table-cell>
          <table:table-cell table:formula="of:=[.D57]/SUM([.$C57:.$J57])" office:value-type="float" office:value="0" calcext:value-type="float">
            <text:p>0</text:p>
          </table:table-cell>
          <table:table-cell table:formula="of:=[.E57]/SUM([.$C57:.$J57])" office:value-type="float" office:value="0" calcext:value-type="float">
            <text:p>0</text:p>
          </table:table-cell>
          <table:table-cell table:formula="of:=[.F57]/SUM([.$C57:.$J57])" office:value-type="float" office:value="0" calcext:value-type="float">
            <text:p>0</text:p>
          </table:table-cell>
          <table:table-cell table:formula="of:=[.G57]/SUM([.$C57:.$J57])" office:value-type="float" office:value="0" calcext:value-type="float">
            <text:p>0</text:p>
          </table:table-cell>
          <table:table-cell table:formula="of:=[.H57]/SUM([.$C57:.$J57])" office:value-type="float" office:value="0.267674094140123" calcext:value-type="float">
            <text:p>0.2676740941</text:p>
          </table:table-cell>
          <table:table-cell table:formula="of:=[.I57]/SUM([.$C57:.$J57])" office:value-type="float" office:value="0" calcext:value-type="float">
            <text:p>0</text:p>
          </table:table-cell>
          <table:table-cell table:formula="of:=[.J57]/SUM([.$C57:.$J5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462297443752" calcext:value-type="float">
            <text:p>0.04622974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148016873739" calcext:value-type="float">
            <text:p>0.00014801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8]/SUM([.$C58:.$J58])" office:value-type="float" office:value="0.996808451513119" calcext:value-type="float">
            <text:p>0.9968084515</text:p>
          </table:table-cell>
          <table:table-cell table:formula="of:=[.D58]/SUM([.$C58:.$J58])" office:value-type="float" office:value="0" calcext:value-type="float">
            <text:p>0</text:p>
          </table:table-cell>
          <table:table-cell table:formula="of:=[.E58]/SUM([.$C58:.$J58])" office:value-type="float" office:value="0" calcext:value-type="float">
            <text:p>0</text:p>
          </table:table-cell>
          <table:table-cell table:formula="of:=[.F58]/SUM([.$C58:.$J58])" office:value-type="float" office:value="0" calcext:value-type="float">
            <text:p>0</text:p>
          </table:table-cell>
          <table:table-cell table:formula="of:=[.G58]/SUM([.$C58:.$J58])" office:value-type="float" office:value="0" calcext:value-type="float">
            <text:p>0</text:p>
          </table:table-cell>
          <table:table-cell table:formula="of:=[.H58]/SUM([.$C58:.$J58])" office:value-type="float" office:value="0.00319154848688144" calcext:value-type="float">
            <text:p>0.0031915485</text:p>
          </table:table-cell>
          <table:table-cell table:formula="of:=[.I58]/SUM([.$C58:.$J58])" office:value-type="float" office:value="0" calcext:value-type="float">
            <text:p>0</text:p>
          </table:table-cell>
          <table:table-cell table:formula="of:=[.J58]/SUM([.$C58:.$J5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18478746635" calcext:value-type="float">
            <text:p>0.018478746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780263690642" calcext:value-type="float">
            <text:p>0.00078026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9]/SUM([.$C59:.$J59])" office:value-type="float" office:value="0.959485784708099" calcext:value-type="float">
            <text:p>0.9594857847</text:p>
          </table:table-cell>
          <table:table-cell table:formula="of:=[.D59]/SUM([.$C59:.$J59])" office:value-type="float" office:value="0" calcext:value-type="float">
            <text:p>0</text:p>
          </table:table-cell>
          <table:table-cell table:formula="of:=[.E59]/SUM([.$C59:.$J59])" office:value-type="float" office:value="0" calcext:value-type="float">
            <text:p>0</text:p>
          </table:table-cell>
          <table:table-cell table:formula="of:=[.F59]/SUM([.$C59:.$J59])" office:value-type="float" office:value="0" calcext:value-type="float">
            <text:p>0</text:p>
          </table:table-cell>
          <table:table-cell table:formula="of:=[.G59]/SUM([.$C59:.$J59])" office:value-type="float" office:value="0" calcext:value-type="float">
            <text:p>0</text:p>
          </table:table-cell>
          <table:table-cell table:formula="of:=[.H59]/SUM([.$C59:.$J59])" office:value-type="float" office:value="0.0405142152919008" calcext:value-type="float">
            <text:p>0.0405142153</text:p>
          </table:table-cell>
          <table:table-cell table:formula="of:=[.I59]/SUM([.$C59:.$J59])" office:value-type="float" office:value="0" calcext:value-type="float">
            <text:p>0</text:p>
          </table:table-cell>
          <table:table-cell table:formula="of:=[.J59]/SUM([.$C59:.$J5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165009697266" calcext:value-type="float">
            <text:p>0.01650096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26221510751" calcext:value-type="float">
            <text:p>0.00262215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0]/SUM([.$C60:.$J60])" office:value-type="float" office:value="0.862880588252787" calcext:value-type="float">
            <text:p>0.8628805883</text:p>
          </table:table-cell>
          <table:table-cell table:formula="of:=[.D60]/SUM([.$C60:.$J60])" office:value-type="float" office:value="0" calcext:value-type="float">
            <text:p>0</text:p>
          </table:table-cell>
          <table:table-cell table:formula="of:=[.E60]/SUM([.$C60:.$J60])" office:value-type="float" office:value="0" calcext:value-type="float">
            <text:p>0</text:p>
          </table:table-cell>
          <table:table-cell table:formula="of:=[.F60]/SUM([.$C60:.$J60])" office:value-type="float" office:value="0" calcext:value-type="float">
            <text:p>0</text:p>
          </table:table-cell>
          <table:table-cell table:formula="of:=[.G60]/SUM([.$C60:.$J60])" office:value-type="float" office:value="0" calcext:value-type="float">
            <text:p>0</text:p>
          </table:table-cell>
          <table:table-cell table:formula="of:=[.H60]/SUM([.$C60:.$J60])" office:value-type="float" office:value="0.137119411747213" calcext:value-type="float">
            <text:p>0.1371194117</text:p>
          </table:table-cell>
          <table:table-cell table:formula="of:=[.I60]/SUM([.$C60:.$J60])" office:value-type="float" office:value="0" calcext:value-type="float">
            <text:p>0</text:p>
          </table:table-cell>
          <table:table-cell table:formula="of:=[.J60]/SUM([.$C60:.$J6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656444536903" calcext:value-type="float">
            <text:p>0.06564445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160097239084" calcext:value-type="float">
            <text:p>1.60097239084E-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1]/SUM([.$C61:.$J61])" office:value-type="float" office:value="0.999756174064636" calcext:value-type="float">
            <text:p>0.9997561741</text:p>
          </table:table-cell>
          <table:table-cell table:formula="of:=[.D61]/SUM([.$C61:.$J61])" office:value-type="float" office:value="0" calcext:value-type="float">
            <text:p>0</text:p>
          </table:table-cell>
          <table:table-cell table:formula="of:=[.E61]/SUM([.$C61:.$J61])" office:value-type="float" office:value="0" calcext:value-type="float">
            <text:p>0</text:p>
          </table:table-cell>
          <table:table-cell table:formula="of:=[.F61]/SUM([.$C61:.$J61])" office:value-type="float" office:value="0" calcext:value-type="float">
            <text:p>0</text:p>
          </table:table-cell>
          <table:table-cell table:formula="of:=[.G61]/SUM([.$C61:.$J61])" office:value-type="float" office:value="0" calcext:value-type="float">
            <text:p>0</text:p>
          </table:table-cell>
          <table:table-cell table:formula="of:=[.H61]/SUM([.$C61:.$J61])" office:value-type="float" office:value="0.000243825935363953" calcext:value-type="float">
            <text:p>0.0002438259</text:p>
          </table:table-cell>
          <table:table-cell table:formula="of:=[.I61]/SUM([.$C61:.$J61])" office:value-type="float" office:value="0" calcext:value-type="float">
            <text:p>0</text:p>
          </table:table-cell>
          <table:table-cell table:formula="of:=[.J61]/SUM([.$C61:.$J6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27692263794" calcext:value-type="float">
            <text:p>0.02769226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20044156967" calcext:value-type="float">
            <text:p>0.00020044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2]/SUM([.$C62:.$J62])" office:value-type="float" office:value="0.992813835479327" calcext:value-type="float">
            <text:p>0.9928138355</text:p>
          </table:table-cell>
          <table:table-cell table:formula="of:=[.D62]/SUM([.$C62:.$J62])" office:value-type="float" office:value="0" calcext:value-type="float">
            <text:p>0</text:p>
          </table:table-cell>
          <table:table-cell table:formula="of:=[.E62]/SUM([.$C62:.$J62])" office:value-type="float" office:value="0" calcext:value-type="float">
            <text:p>0</text:p>
          </table:table-cell>
          <table:table-cell table:formula="of:=[.F62]/SUM([.$C62:.$J62])" office:value-type="float" office:value="0" calcext:value-type="float">
            <text:p>0</text:p>
          </table:table-cell>
          <table:table-cell table:formula="of:=[.G62]/SUM([.$C62:.$J62])" office:value-type="float" office:value="0" calcext:value-type="float">
            <text:p>0</text:p>
          </table:table-cell>
          <table:table-cell table:formula="of:=[.H62]/SUM([.$C62:.$J62])" office:value-type="float" office:value="0.00718616452067333" calcext:value-type="float">
            <text:p>0.0071861645</text:p>
          </table:table-cell>
          <table:table-cell table:formula="of:=[.I62]/SUM([.$C62:.$J62])" office:value-type="float" office:value="0" calcext:value-type="float">
            <text:p>0</text:p>
          </table:table-cell>
          <table:table-cell table:formula="of:=[.J62]/SUM([.$C62:.$J6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176838105319" calcext:value-type="float">
            <text:p>0.01768381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07273481509" calcext:value-type="float">
            <text:p>0.00107273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3]/SUM([.$C63:.$J63])" office:value-type="float" office:value="0.942807441602664" calcext:value-type="float">
            <text:p>0.9428074416</text:p>
          </table:table-cell>
          <table:table-cell table:formula="of:=[.D63]/SUM([.$C63:.$J63])" office:value-type="float" office:value="0" calcext:value-type="float">
            <text:p>0</text:p>
          </table:table-cell>
          <table:table-cell table:formula="of:=[.E63]/SUM([.$C63:.$J63])" office:value-type="float" office:value="0" calcext:value-type="float">
            <text:p>0</text:p>
          </table:table-cell>
          <table:table-cell table:formula="of:=[.F63]/SUM([.$C63:.$J63])" office:value-type="float" office:value="0" calcext:value-type="float">
            <text:p>0</text:p>
          </table:table-cell>
          <table:table-cell table:formula="of:=[.G63]/SUM([.$C63:.$J63])" office:value-type="float" office:value="0" calcext:value-type="float">
            <text:p>0</text:p>
          </table:table-cell>
          <table:table-cell table:formula="of:=[.H63]/SUM([.$C63:.$J63])" office:value-type="float" office:value="0.0571925583973357" calcext:value-type="float">
            <text:p>0.0571925584</text:p>
          </table:table-cell>
          <table:table-cell table:formula="of:=[.I63]/SUM([.$C63:.$J63])" office:value-type="float" office:value="0" calcext:value-type="float">
            <text:p>0</text:p>
          </table:table-cell>
          <table:table-cell table:formula="of:=[.J63]/SUM([.$C63:.$J6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152677531544" calcext:value-type="float">
            <text:p>0.01526775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329365167438" calcext:value-type="float">
            <text:p>0.00329365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4]/SUM([.$C64:.$J64])" office:value-type="float" office:value="0.82255375038892" calcext:value-type="float">
            <text:p>0.8225537504</text:p>
          </table:table-cell>
          <table:table-cell table:formula="of:=[.D64]/SUM([.$C64:.$J64])" office:value-type="float" office:value="0" calcext:value-type="float">
            <text:p>0</text:p>
          </table:table-cell>
          <table:table-cell table:formula="of:=[.E64]/SUM([.$C64:.$J64])" office:value-type="float" office:value="0" calcext:value-type="float">
            <text:p>0</text:p>
          </table:table-cell>
          <table:table-cell table:formula="of:=[.F64]/SUM([.$C64:.$J64])" office:value-type="float" office:value="0" calcext:value-type="float">
            <text:p>0</text:p>
          </table:table-cell>
          <table:table-cell table:formula="of:=[.G64]/SUM([.$C64:.$J64])" office:value-type="float" office:value="0" calcext:value-type="float">
            <text:p>0</text:p>
          </table:table-cell>
          <table:table-cell table:formula="of:=[.H64]/SUM([.$C64:.$J64])" office:value-type="float" office:value="0.17744624961108" calcext:value-type="float">
            <text:p>0.1774462496</text:p>
          </table:table-cell>
          <table:table-cell table:formula="of:=[.I64]/SUM([.$C64:.$J64])" office:value-type="float" office:value="0" calcext:value-type="float">
            <text:p>0</text:p>
          </table:table-cell>
          <table:table-cell table:formula="of:=[.J64]/SUM([.$C64:.$J6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724399232262" calcext:value-type="float">
            <text:p>0.07243992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0239286675291" calcext:value-type="float">
            <text:p>2.39286675291E-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5]/SUM([.$C65:.$J65])" office:value-type="float" office:value="0.999966968660281" calcext:value-type="float">
            <text:p>0.9999669687</text:p>
          </table:table-cell>
          <table:table-cell table:formula="of:=[.D65]/SUM([.$C65:.$J65])" office:value-type="float" office:value="0" calcext:value-type="float">
            <text:p>0</text:p>
          </table:table-cell>
          <table:table-cell table:formula="of:=[.E65]/SUM([.$C65:.$J65])" office:value-type="float" office:value="0" calcext:value-type="float">
            <text:p>0</text:p>
          </table:table-cell>
          <table:table-cell table:formula="of:=[.F65]/SUM([.$C65:.$J65])" office:value-type="float" office:value="0" calcext:value-type="float">
            <text:p>0</text:p>
          </table:table-cell>
          <table:table-cell table:formula="of:=[.G65]/SUM([.$C65:.$J65])" office:value-type="float" office:value="0" calcext:value-type="float">
            <text:p>0</text:p>
          </table:table-cell>
          <table:table-cell table:formula="of:=[.H65]/SUM([.$C65:.$J65])" office:value-type="float" office:value="0.0000330313397191724" calcext:value-type="float">
            <text:p>3.30313397191724E-05</text:p>
          </table:table-cell>
          <table:table-cell table:formula="of:=[.I65]/SUM([.$C65:.$J65])" office:value-type="float" office:value="0" calcext:value-type="float">
            <text:p>0</text:p>
          </table:table-cell>
          <table:table-cell table:formula="of:=[.J65]/SUM([.$C65:.$J6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288896603067" calcext:value-type="float">
            <text:p>0.02888966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262210412901" calcext:value-type="float">
            <text:p>0.00026221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6]/SUM([.$C66:.$J66])" office:value-type="float" office:value="0.991005365816037" calcext:value-type="float">
            <text:p>0.9910053658</text:p>
          </table:table-cell>
          <table:table-cell table:formula="of:=[.D66]/SUM([.$C66:.$J66])" office:value-type="float" office:value="0" calcext:value-type="float">
            <text:p>0</text:p>
          </table:table-cell>
          <table:table-cell table:formula="of:=[.E66]/SUM([.$C66:.$J66])" office:value-type="float" office:value="0" calcext:value-type="float">
            <text:p>0</text:p>
          </table:table-cell>
          <table:table-cell table:formula="of:=[.F66]/SUM([.$C66:.$J66])" office:value-type="float" office:value="0" calcext:value-type="float">
            <text:p>0</text:p>
          </table:table-cell>
          <table:table-cell table:formula="of:=[.G66]/SUM([.$C66:.$J66])" office:value-type="float" office:value="0" calcext:value-type="float">
            <text:p>0</text:p>
          </table:table-cell>
          <table:table-cell table:formula="of:=[.H66]/SUM([.$C66:.$J66])" office:value-type="float" office:value="0.00899463418396323" calcext:value-type="float">
            <text:p>0.0089946342</text:p>
          </table:table-cell>
          <table:table-cell table:formula="of:=[.I66]/SUM([.$C66:.$J66])" office:value-type="float" office:value="0" calcext:value-type="float">
            <text:p>0</text:p>
          </table:table-cell>
          <table:table-cell table:formula="of:=[.J66]/SUM([.$C66:.$J6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162371082486" calcext:value-type="float">
            <text:p>0.016237108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54740004415" calcext:value-type="float">
            <text:p>0.00154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7]/SUM([.$C67:.$J67])" office:value-type="float" office:value="0.912991688121014" calcext:value-type="float">
            <text:p>0.9129916881</text:p>
          </table:table-cell>
          <table:table-cell table:formula="of:=[.D67]/SUM([.$C67:.$J67])" office:value-type="float" office:value="0" calcext:value-type="float">
            <text:p>0</text:p>
          </table:table-cell>
          <table:table-cell table:formula="of:=[.E67]/SUM([.$C67:.$J67])" office:value-type="float" office:value="0" calcext:value-type="float">
            <text:p>0</text:p>
          </table:table-cell>
          <table:table-cell table:formula="of:=[.F67]/SUM([.$C67:.$J67])" office:value-type="float" office:value="0" calcext:value-type="float">
            <text:p>0</text:p>
          </table:table-cell>
          <table:table-cell table:formula="of:=[.G67]/SUM([.$C67:.$J67])" office:value-type="float" office:value="0" calcext:value-type="float">
            <text:p>0</text:p>
          </table:table-cell>
          <table:table-cell table:formula="of:=[.H67]/SUM([.$C67:.$J67])" office:value-type="float" office:value="0.0870083118789857" calcext:value-type="float">
            <text:p>0.0870083119</text:p>
          </table:table-cell>
          <table:table-cell table:formula="of:=[.I67]/SUM([.$C67:.$J67])" office:value-type="float" office:value="0" calcext:value-type="float">
            <text:p>0</text:p>
          </table:table-cell>
          <table:table-cell table:formula="of:=[.J67]/SUM([.$C67:.$J6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161911750352" calcext:value-type="float">
            <text:p>0.0161911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403834917689" calcext:value-type="float">
            <text:p>0.00403834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8]/SUM([.$C68:.$J68])" office:value-type="float" office:value="0.800373496946779" calcext:value-type="float">
            <text:p>0.8003734969</text:p>
          </table:table-cell>
          <table:table-cell table:formula="of:=[.D68]/SUM([.$C68:.$J68])" office:value-type="float" office:value="0" calcext:value-type="float">
            <text:p>0</text:p>
          </table:table-cell>
          <table:table-cell table:formula="of:=[.E68]/SUM([.$C68:.$J68])" office:value-type="float" office:value="0" calcext:value-type="float">
            <text:p>0</text:p>
          </table:table-cell>
          <table:table-cell table:formula="of:=[.F68]/SUM([.$C68:.$J68])" office:value-type="float" office:value="0" calcext:value-type="float">
            <text:p>0</text:p>
          </table:table-cell>
          <table:table-cell table:formula="of:=[.G68]/SUM([.$C68:.$J68])" office:value-type="float" office:value="0" calcext:value-type="float">
            <text:p>0</text:p>
          </table:table-cell>
          <table:table-cell table:formula="of:=[.H68]/SUM([.$C68:.$J68])" office:value-type="float" office:value="0.199626503053221" calcext:value-type="float">
            <text:p>0.1996265031</text:p>
          </table:table-cell>
          <table:table-cell table:formula="of:=[.I68]/SUM([.$C68:.$J68])" office:value-type="float" office:value="0" calcext:value-type="float">
            <text:p>0</text:p>
          </table:table-cell>
          <table:table-cell table:formula="of:=[.J68]/SUM([.$C68:.$J6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711984974696" calcext:value-type="float">
            <text:p>0.07119849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0737291864648" calcext:value-type="float">
            <text:p>7.37291864648E-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9]/SUM([.$C69:.$J69])" office:value-type="float" office:value="0.999896456308921" calcext:value-type="float">
            <text:p>0.9998964563</text:p>
          </table:table-cell>
          <table:table-cell table:formula="of:=[.D69]/SUM([.$C69:.$J69])" office:value-type="float" office:value="0" calcext:value-type="float">
            <text:p>0</text:p>
          </table:table-cell>
          <table:table-cell table:formula="of:=[.E69]/SUM([.$C69:.$J69])" office:value-type="float" office:value="0" calcext:value-type="float">
            <text:p>0</text:p>
          </table:table-cell>
          <table:table-cell table:formula="of:=[.F69]/SUM([.$C69:.$J69])" office:value-type="float" office:value="0" calcext:value-type="float">
            <text:p>0</text:p>
          </table:table-cell>
          <table:table-cell table:formula="of:=[.G69]/SUM([.$C69:.$J69])" office:value-type="float" office:value="0" calcext:value-type="float">
            <text:p>0</text:p>
          </table:table-cell>
          <table:table-cell table:formula="of:=[.H69]/SUM([.$C69:.$J69])" office:value-type="float" office:value="0.000103543691078833" calcext:value-type="float">
            <text:p>0.0001035437</text:p>
          </table:table-cell>
          <table:table-cell table:formula="of:=[.I69]/SUM([.$C69:.$J69])" office:value-type="float" office:value="0" calcext:value-type="float">
            <text:p>0</text:p>
          </table:table-cell>
          <table:table-cell table:formula="of:=[.J69]/SUM([.$C69:.$J6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254109796025" calcext:value-type="float">
            <text:p>0.02541097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296108991242" calcext:value-type="float">
            <text:p>0.0002961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0]/SUM([.$C70:.$J70])" office:value-type="float" office:value="0.988481426429826" calcext:value-type="float">
            <text:p>0.9884814264</text:p>
          </table:table-cell>
          <table:table-cell table:formula="of:=[.D70]/SUM([.$C70:.$J70])" office:value-type="float" office:value="0" calcext:value-type="float">
            <text:p>0</text:p>
          </table:table-cell>
          <table:table-cell table:formula="of:=[.E70]/SUM([.$C70:.$J70])" office:value-type="float" office:value="0" calcext:value-type="float">
            <text:p>0</text:p>
          </table:table-cell>
          <table:table-cell table:formula="of:=[.F70]/SUM([.$C70:.$J70])" office:value-type="float" office:value="0" calcext:value-type="float">
            <text:p>0</text:p>
          </table:table-cell>
          <table:table-cell table:formula="of:=[.G70]/SUM([.$C70:.$J70])" office:value-type="float" office:value="0" calcext:value-type="float">
            <text:p>0</text:p>
          </table:table-cell>
          <table:table-cell table:formula="of:=[.H70]/SUM([.$C70:.$J70])" office:value-type="float" office:value="0.0115185735701741" calcext:value-type="float">
            <text:p>0.0115185736</text:p>
          </table:table-cell>
          <table:table-cell table:formula="of:=[.I70]/SUM([.$C70:.$J70])" office:value-type="float" office:value="0" calcext:value-type="float">
            <text:p>0</text:p>
          </table:table-cell>
          <table:table-cell table:formula="of:=[.J70]/SUM([.$C70:.$J7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186609668619" calcext:value-type="float">
            <text:p>0.01866096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46115660541" calcext:value-type="float">
            <text:p>0.00146115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1]/SUM([.$C71:.$J71])" office:value-type="float" office:value="0.927385566052024" calcext:value-type="float">
            <text:p>0.9273855661</text:p>
          </table:table-cell>
          <table:table-cell table:formula="of:=[.D71]/SUM([.$C71:.$J71])" office:value-type="float" office:value="0" calcext:value-type="float">
            <text:p>0</text:p>
          </table:table-cell>
          <table:table-cell table:formula="of:=[.E71]/SUM([.$C71:.$J71])" office:value-type="float" office:value="0" calcext:value-type="float">
            <text:p>0</text:p>
          </table:table-cell>
          <table:table-cell table:formula="of:=[.F71]/SUM([.$C71:.$J71])" office:value-type="float" office:value="0" calcext:value-type="float">
            <text:p>0</text:p>
          </table:table-cell>
          <table:table-cell table:formula="of:=[.G71]/SUM([.$C71:.$J71])" office:value-type="float" office:value="0" calcext:value-type="float">
            <text:p>0</text:p>
          </table:table-cell>
          <table:table-cell table:formula="of:=[.H71]/SUM([.$C71:.$J71])" office:value-type="float" office:value="0.072614433947976" calcext:value-type="float">
            <text:p>0.0726144339</text:p>
          </table:table-cell>
          <table:table-cell table:formula="of:=[.I71]/SUM([.$C71:.$J71])" office:value-type="float" office:value="0" calcext:value-type="float">
            <text:p>0</text:p>
          </table:table-cell>
          <table:table-cell table:formula="of:=[.J71]/SUM([.$C71:.$J7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166978784415" calcext:value-type="float">
            <text:p>0.01669787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399739399626" calcext:value-type="float">
            <text:p>0.0039973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2]/SUM([.$C72:.$J72])" office:value-type="float" office:value="0.806845065302621" calcext:value-type="float">
            <text:p>0.8068450653</text:p>
          </table:table-cell>
          <table:table-cell table:formula="of:=[.D72]/SUM([.$C72:.$J72])" office:value-type="float" office:value="0" calcext:value-type="float">
            <text:p>0</text:p>
          </table:table-cell>
          <table:table-cell table:formula="of:=[.E72]/SUM([.$C72:.$J72])" office:value-type="float" office:value="0" calcext:value-type="float">
            <text:p>0</text:p>
          </table:table-cell>
          <table:table-cell table:formula="of:=[.F72]/SUM([.$C72:.$J72])" office:value-type="float" office:value="0" calcext:value-type="float">
            <text:p>0</text:p>
          </table:table-cell>
          <table:table-cell table:formula="of:=[.G72]/SUM([.$C72:.$J72])" office:value-type="float" office:value="0" calcext:value-type="float">
            <text:p>0</text:p>
          </table:table-cell>
          <table:table-cell table:formula="of:=[.H72]/SUM([.$C72:.$J72])" office:value-type="float" office:value="0.193154934697379" calcext:value-type="float">
            <text:p>0.1931549347</text:p>
          </table:table-cell>
          <table:table-cell table:formula="of:=[.I72]/SUM([.$C72:.$J72])" office:value-type="float" office:value="0" calcext:value-type="float">
            <text:p>0</text:p>
          </table:table-cell>
          <table:table-cell table:formula="of:=[.J72]/SUM([.$C72:.$J7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714167796388" calcext:value-type="float">
            <text:p>0.07141677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0746665042713" calcext:value-type="float">
            <text:p>7.46665042713E-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3]/SUM([.$C73:.$J73])" office:value-type="float" office:value="0.999895460563953" calcext:value-type="float">
            <text:p>0.9998954606</text:p>
          </table:table-cell>
          <table:table-cell table:formula="of:=[.D73]/SUM([.$C73:.$J73])" office:value-type="float" office:value="0" calcext:value-type="float">
            <text:p>0</text:p>
          </table:table-cell>
          <table:table-cell table:formula="of:=[.E73]/SUM([.$C73:.$J73])" office:value-type="float" office:value="0" calcext:value-type="float">
            <text:p>0</text:p>
          </table:table-cell>
          <table:table-cell table:formula="of:=[.F73]/SUM([.$C73:.$J73])" office:value-type="float" office:value="0" calcext:value-type="float">
            <text:p>0</text:p>
          </table:table-cell>
          <table:table-cell table:formula="of:=[.G73]/SUM([.$C73:.$J73])" office:value-type="float" office:value="0" calcext:value-type="float">
            <text:p>0</text:p>
          </table:table-cell>
          <table:table-cell table:formula="of:=[.H73]/SUM([.$C73:.$J73])" office:value-type="float" office:value="0.00010453943604661" calcext:value-type="float">
            <text:p>0.0001045394</text:p>
          </table:table-cell>
          <table:table-cell table:formula="of:=[.I73]/SUM([.$C73:.$J73])" office:value-type="float" office:value="0" calcext:value-type="float">
            <text:p>0</text:p>
          </table:table-cell>
          <table:table-cell table:formula="of:=[.J73]/SUM([.$C73:.$J7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2259162451" calcext:value-type="float">
            <text:p>0.02259162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33867672873" calcext:value-type="float">
            <text:p>0.00033867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4]/SUM([.$C74:.$J74])" office:value-type="float" office:value="0.985230166616478" calcext:value-type="float">
            <text:p>0.9852301666</text:p>
          </table:table-cell>
          <table:table-cell table:formula="of:=[.D74]/SUM([.$C74:.$J74])" office:value-type="float" office:value="0" calcext:value-type="float">
            <text:p>0</text:p>
          </table:table-cell>
          <table:table-cell table:formula="of:=[.E74]/SUM([.$C74:.$J74])" office:value-type="float" office:value="0" calcext:value-type="float">
            <text:p>0</text:p>
          </table:table-cell>
          <table:table-cell table:formula="of:=[.F74]/SUM([.$C74:.$J74])" office:value-type="float" office:value="0" calcext:value-type="float">
            <text:p>0</text:p>
          </table:table-cell>
          <table:table-cell table:formula="of:=[.G74]/SUM([.$C74:.$J74])" office:value-type="float" office:value="0" calcext:value-type="float">
            <text:p>0</text:p>
          </table:table-cell>
          <table:table-cell table:formula="of:=[.H74]/SUM([.$C74:.$J74])" office:value-type="float" office:value="0.0147698333835216" calcext:value-type="float">
            <text:p>0.0147698334</text:p>
          </table:table-cell>
          <table:table-cell table:formula="of:=[.I74]/SUM([.$C74:.$J74])" office:value-type="float" office:value="0" calcext:value-type="float">
            <text:p>0</text:p>
          </table:table-cell>
          <table:table-cell table:formula="of:=[.J74]/SUM([.$C74:.$J7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189521849007" calcext:value-type="float">
            <text:p>0.018952184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55272790626" calcext:value-type="float">
            <text:p>0.001552727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5]/SUM([.$C75:.$J75])" office:value-type="float" office:value="0.924275322656678" calcext:value-type="float">
            <text:p>0.9242753227</text:p>
          </table:table-cell>
          <table:table-cell table:formula="of:=[.D75]/SUM([.$C75:.$J75])" office:value-type="float" office:value="0" calcext:value-type="float">
            <text:p>0</text:p>
          </table:table-cell>
          <table:table-cell table:formula="of:=[.E75]/SUM([.$C75:.$J75])" office:value-type="float" office:value="0" calcext:value-type="float">
            <text:p>0</text:p>
          </table:table-cell>
          <table:table-cell table:formula="of:=[.F75]/SUM([.$C75:.$J75])" office:value-type="float" office:value="0" calcext:value-type="float">
            <text:p>0</text:p>
          </table:table-cell>
          <table:table-cell table:formula="of:=[.G75]/SUM([.$C75:.$J75])" office:value-type="float" office:value="0" calcext:value-type="float">
            <text:p>0</text:p>
          </table:table-cell>
          <table:table-cell table:formula="of:=[.H75]/SUM([.$C75:.$J75])" office:value-type="float" office:value="0.0757246773433221" calcext:value-type="float">
            <text:p>0.0757246773</text:p>
          </table:table-cell>
          <table:table-cell table:formula="of:=[.I75]/SUM([.$C75:.$J75])" office:value-type="float" office:value="0" calcext:value-type="float">
            <text:p>0</text:p>
          </table:table-cell>
          <table:table-cell table:formula="of:=[.J75]/SUM([.$C75:.$J7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166489619427" calcext:value-type="float">
            <text:p>0.01664896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439724748531" calcext:value-type="float">
            <text:p>0.00439724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6]/SUM([.$C76:.$J76])" office:value-type="float" office:value="0.791067008985581" calcext:value-type="float">
            <text:p>0.791067009</text:p>
          </table:table-cell>
          <table:table-cell table:formula="of:=[.D76]/SUM([.$C76:.$J76])" office:value-type="float" office:value="0" calcext:value-type="float">
            <text:p>0</text:p>
          </table:table-cell>
          <table:table-cell table:formula="of:=[.E76]/SUM([.$C76:.$J76])" office:value-type="float" office:value="0" calcext:value-type="float">
            <text:p>0</text:p>
          </table:table-cell>
          <table:table-cell table:formula="of:=[.F76]/SUM([.$C76:.$J76])" office:value-type="float" office:value="0" calcext:value-type="float">
            <text:p>0</text:p>
          </table:table-cell>
          <table:table-cell table:formula="of:=[.G76]/SUM([.$C76:.$J76])" office:value-type="float" office:value="0" calcext:value-type="float">
            <text:p>0</text:p>
          </table:table-cell>
          <table:table-cell table:formula="of:=[.H76]/SUM([.$C76:.$J76])" office:value-type="float" office:value="0.208932991014419" calcext:value-type="float">
            <text:p>0.208932991</text:p>
          </table:table-cell>
          <table:table-cell table:formula="of:=[.I76]/SUM([.$C76:.$J76])" office:value-type="float" office:value="0" calcext:value-type="float">
            <text:p>0</text:p>
          </table:table-cell>
          <table:table-cell table:formula="of:=[.J76]/SUM([.$C76:.$J7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703276732937" calcext:value-type="float">
            <text:p>0.07032767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13038529194" calcext:value-type="float">
            <text:p>1.3038529194E-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7]/SUM([.$C77:.$J77])" office:value-type="float" office:value="0.999814637514235" calcext:value-type="float">
            <text:p>0.9998146375</text:p>
          </table:table-cell>
          <table:table-cell table:formula="of:=[.D77]/SUM([.$C77:.$J77])" office:value-type="float" office:value="0" calcext:value-type="float">
            <text:p>0</text:p>
          </table:table-cell>
          <table:table-cell table:formula="of:=[.E77]/SUM([.$C77:.$J77])" office:value-type="float" office:value="0" calcext:value-type="float">
            <text:p>0</text:p>
          </table:table-cell>
          <table:table-cell table:formula="of:=[.F77]/SUM([.$C77:.$J77])" office:value-type="float" office:value="0" calcext:value-type="float">
            <text:p>0</text:p>
          </table:table-cell>
          <table:table-cell table:formula="of:=[.G77]/SUM([.$C77:.$J77])" office:value-type="float" office:value="0" calcext:value-type="float">
            <text:p>0</text:p>
          </table:table-cell>
          <table:table-cell table:formula="of:=[.H77]/SUM([.$C77:.$J77])" office:value-type="float" office:value="0.00018536248576541" calcext:value-type="float">
            <text:p>0.0001853625</text:p>
          </table:table-cell>
          <table:table-cell table:formula="of:=[.I77]/SUM([.$C77:.$J77])" office:value-type="float" office:value="0" calcext:value-type="float">
            <text:p>0</text:p>
          </table:table-cell>
          <table:table-cell table:formula="of:=[.J77]/SUM([.$C77:.$J7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228132854726" calcext:value-type="float">
            <text:p>0.02281328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409137500016" calcext:value-type="float">
            <text:p>0.00040913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8]/SUM([.$C78:.$J78])" office:value-type="float" office:value="0.98238179106037" calcext:value-type="float">
            <text:p>0.9823817911</text:p>
          </table:table-cell>
          <table:table-cell table:formula="of:=[.D78]/SUM([.$C78:.$J78])" office:value-type="float" office:value="0" calcext:value-type="float">
            <text:p>0</text:p>
          </table:table-cell>
          <table:table-cell table:formula="of:=[.E78]/SUM([.$C78:.$J78])" office:value-type="float" office:value="0" calcext:value-type="float">
            <text:p>0</text:p>
          </table:table-cell>
          <table:table-cell table:formula="of:=[.F78]/SUM([.$C78:.$J78])" office:value-type="float" office:value="0" calcext:value-type="float">
            <text:p>0</text:p>
          </table:table-cell>
          <table:table-cell table:formula="of:=[.G78]/SUM([.$C78:.$J78])" office:value-type="float" office:value="0" calcext:value-type="float">
            <text:p>0</text:p>
          </table:table-cell>
          <table:table-cell table:formula="of:=[.H78]/SUM([.$C78:.$J78])" office:value-type="float" office:value="0.0176182089396295" calcext:value-type="float">
            <text:p>0.0176182089</text:p>
          </table:table-cell>
          <table:table-cell table:formula="of:=[.I78]/SUM([.$C78:.$J78])" office:value-type="float" office:value="0" calcext:value-type="float">
            <text:p>0</text:p>
          </table:table-cell>
          <table:table-cell table:formula="of:=[.J78]/SUM([.$C78:.$J7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174858577151" calcext:value-type="float">
            <text:p>0.017485857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9957073356" calcext:value-type="float">
            <text:p>0.00199570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9]/SUM([.$C79:.$J79])" office:value-type="float" office:value="0.897559188370839" calcext:value-type="float">
            <text:p>0.8975591884</text:p>
          </table:table-cell>
          <table:table-cell table:formula="of:=[.D79]/SUM([.$C79:.$J79])" office:value-type="float" office:value="0" calcext:value-type="float">
            <text:p>0</text:p>
          </table:table-cell>
          <table:table-cell table:formula="of:=[.E79]/SUM([.$C79:.$J79])" office:value-type="float" office:value="0" calcext:value-type="float">
            <text:p>0</text:p>
          </table:table-cell>
          <table:table-cell table:formula="of:=[.F79]/SUM([.$C79:.$J79])" office:value-type="float" office:value="0" calcext:value-type="float">
            <text:p>0</text:p>
          </table:table-cell>
          <table:table-cell table:formula="of:=[.G79]/SUM([.$C79:.$J79])" office:value-type="float" office:value="0" calcext:value-type="float">
            <text:p>0</text:p>
          </table:table-cell>
          <table:table-cell table:formula="of:=[.H79]/SUM([.$C79:.$J79])" office:value-type="float" office:value="0.102440811629161" calcext:value-type="float">
            <text:p>0.1024408116</text:p>
          </table:table-cell>
          <table:table-cell table:formula="of:=[.I79]/SUM([.$C79:.$J79])" office:value-type="float" office:value="0" calcext:value-type="float">
            <text:p>0</text:p>
          </table:table-cell>
          <table:table-cell table:formula="of:=[.J79]/SUM([.$C79:.$J7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149072574301" calcext:value-type="float">
            <text:p>0.01490725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532011102822" calcext:value-type="float">
            <text:p>0.0053201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0]/SUM([.$C80:.$J80])" office:value-type="float" office:value="0.736984519801353" calcext:value-type="float">
            <text:p>0.7369845198</text:p>
          </table:table-cell>
          <table:table-cell table:formula="of:=[.D80]/SUM([.$C80:.$J80])" office:value-type="float" office:value="0" calcext:value-type="float">
            <text:p>0</text:p>
          </table:table-cell>
          <table:table-cell table:formula="of:=[.E80]/SUM([.$C80:.$J80])" office:value-type="float" office:value="0" calcext:value-type="float">
            <text:p>0</text:p>
          </table:table-cell>
          <table:table-cell table:formula="of:=[.F80]/SUM([.$C80:.$J80])" office:value-type="float" office:value="0" calcext:value-type="float">
            <text:p>0</text:p>
          </table:table-cell>
          <table:table-cell table:formula="of:=[.G80]/SUM([.$C80:.$J80])" office:value-type="float" office:value="0" calcext:value-type="float">
            <text:p>0</text:p>
          </table:table-cell>
          <table:table-cell table:formula="of:=[.H80]/SUM([.$C80:.$J80])" office:value-type="float" office:value="0.263015480198647" calcext:value-type="float">
            <text:p>0.2630154802</text:p>
          </table:table-cell>
          <table:table-cell table:formula="of:=[.I80]/SUM([.$C80:.$J80])" office:value-type="float" office:value="0" calcext:value-type="float">
            <text:p>0</text:p>
          </table:table-cell>
          <table:table-cell table:formula="of:=[.J80]/SUM([.$C80:.$J8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688787090852" calcext:value-type="float">
            <text:p>0.06887870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218820260535" calcext:value-type="float">
            <text:p>0.0000218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1]/SUM([.$C81:.$J81])" office:value-type="float" office:value="0.999682411635364" calcext:value-type="float">
            <text:p>0.9996824116</text:p>
          </table:table-cell>
          <table:table-cell table:formula="of:=[.D81]/SUM([.$C81:.$J81])" office:value-type="float" office:value="0" calcext:value-type="float">
            <text:p>0</text:p>
          </table:table-cell>
          <table:table-cell table:formula="of:=[.E81]/SUM([.$C81:.$J81])" office:value-type="float" office:value="0" calcext:value-type="float">
            <text:p>0</text:p>
          </table:table-cell>
          <table:table-cell table:formula="of:=[.F81]/SUM([.$C81:.$J81])" office:value-type="float" office:value="0" calcext:value-type="float">
            <text:p>0</text:p>
          </table:table-cell>
          <table:table-cell table:formula="of:=[.G81]/SUM([.$C81:.$J81])" office:value-type="float" office:value="0" calcext:value-type="float">
            <text:p>0</text:p>
          </table:table-cell>
          <table:table-cell table:formula="of:=[.H81]/SUM([.$C81:.$J81])" office:value-type="float" office:value="0.000317588364636338" calcext:value-type="float">
            <text:p>0.0003175884</text:p>
          </table:table-cell>
          <table:table-cell table:formula="of:=[.I81]/SUM([.$C81:.$J81])" office:value-type="float" office:value="0" calcext:value-type="float">
            <text:p>0</text:p>
          </table:table-cell>
          <table:table-cell table:formula="of:=[.J81]/SUM([.$C81:.$J8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204301085414" calcext:value-type="float">
            <text:p>0.02043010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572859378631" calcext:value-type="float">
            <text:p>0.00057285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2]/SUM([.$C82:.$J82])" office:value-type="float" office:value="0.972724836755826" calcext:value-type="float">
            <text:p>0.9727248368</text:p>
          </table:table-cell>
          <table:table-cell table:formula="of:=[.D82]/SUM([.$C82:.$J82])" office:value-type="float" office:value="0" calcext:value-type="float">
            <text:p>0</text:p>
          </table:table-cell>
          <table:table-cell table:formula="of:=[.E82]/SUM([.$C82:.$J82])" office:value-type="float" office:value="0" calcext:value-type="float">
            <text:p>0</text:p>
          </table:table-cell>
          <table:table-cell table:formula="of:=[.F82]/SUM([.$C82:.$J82])" office:value-type="float" office:value="0" calcext:value-type="float">
            <text:p>0</text:p>
          </table:table-cell>
          <table:table-cell table:formula="of:=[.G82]/SUM([.$C82:.$J82])" office:value-type="float" office:value="0" calcext:value-type="float">
            <text:p>0</text:p>
          </table:table-cell>
          <table:table-cell table:formula="of:=[.H82]/SUM([.$C82:.$J82])" office:value-type="float" office:value="0.0272751632441742" calcext:value-type="float">
            <text:p>0.0272751632</text:p>
          </table:table-cell>
          <table:table-cell table:formula="of:=[.I82]/SUM([.$C82:.$J82])" office:value-type="float" office:value="0" calcext:value-type="float">
            <text:p>0</text:p>
          </table:table-cell>
          <table:table-cell table:formula="of:=[.J82]/SUM([.$C82:.$J8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155214545617" calcext:value-type="float">
            <text:p>0.015521454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25589737669" calcext:value-type="float">
            <text:p>0.00255897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3]/SUM([.$C83:.$J83])" office:value-type="float" office:value="0.858467193343414" calcext:value-type="float">
            <text:p>0.8584671933</text:p>
          </table:table-cell>
          <table:table-cell table:formula="of:=[.D83]/SUM([.$C83:.$J83])" office:value-type="float" office:value="0" calcext:value-type="float">
            <text:p>0</text:p>
          </table:table-cell>
          <table:table-cell table:formula="of:=[.E83]/SUM([.$C83:.$J83])" office:value-type="float" office:value="0" calcext:value-type="float">
            <text:p>0</text:p>
          </table:table-cell>
          <table:table-cell table:formula="of:=[.F83]/SUM([.$C83:.$J83])" office:value-type="float" office:value="0" calcext:value-type="float">
            <text:p>0</text:p>
          </table:table-cell>
          <table:table-cell table:formula="of:=[.G83]/SUM([.$C83:.$J83])" office:value-type="float" office:value="0" calcext:value-type="float">
            <text:p>0</text:p>
          </table:table-cell>
          <table:table-cell table:formula="of:=[.H83]/SUM([.$C83:.$J83])" office:value-type="float" office:value="0.141532806656586" calcext:value-type="float">
            <text:p>0.1415328067</text:p>
          </table:table-cell>
          <table:table-cell table:formula="of:=[.I83]/SUM([.$C83:.$J83])" office:value-type="float" office:value="0" calcext:value-type="float">
            <text:p>0</text:p>
          </table:table-cell>
          <table:table-cell table:formula="of:=[.J83]/SUM([.$C83:.$J8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143128162766" calcext:value-type="float">
            <text:p>0.014312816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655113763531" calcext:value-type="float">
            <text:p>0.00655113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4]/SUM([.$C84:.$J84])" office:value-type="float" office:value="0.6860068967287" calcext:value-type="float">
            <text:p>0.6860068967</text:p>
          </table:table-cell>
          <table:table-cell table:formula="of:=[.D84]/SUM([.$C84:.$J84])" office:value-type="float" office:value="0" calcext:value-type="float">
            <text:p>0</text:p>
          </table:table-cell>
          <table:table-cell table:formula="of:=[.E84]/SUM([.$C84:.$J84])" office:value-type="float" office:value="0" calcext:value-type="float">
            <text:p>0</text:p>
          </table:table-cell>
          <table:table-cell table:formula="of:=[.F84]/SUM([.$C84:.$J84])" office:value-type="float" office:value="0" calcext:value-type="float">
            <text:p>0</text:p>
          </table:table-cell>
          <table:table-cell table:formula="of:=[.G84]/SUM([.$C84:.$J84])" office:value-type="float" office:value="0" calcext:value-type="float">
            <text:p>0</text:p>
          </table:table-cell>
          <table:table-cell table:formula="of:=[.H84]/SUM([.$C84:.$J84])" office:value-type="float" office:value="0.3139931032713" calcext:value-type="float">
            <text:p>0.3139931033</text:p>
          </table:table-cell>
          <table:table-cell table:formula="of:=[.I84]/SUM([.$C84:.$J84])" office:value-type="float" office:value="0" calcext:value-type="float">
            <text:p>0</text:p>
          </table:table-cell>
          <table:table-cell table:formula="of:=[.J84]/SUM([.$C84:.$J8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692139351887" calcext:value-type="float">
            <text:p>0.06921393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310464145815" calcext:value-type="float">
            <text:p>3.10464145815E-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5]/SUM([.$C85:.$J85])" office:value-type="float" office:value="0.999551643832338" calcext:value-type="float">
            <text:p>0.9995516438</text:p>
          </table:table-cell>
          <table:table-cell table:formula="of:=[.D85]/SUM([.$C85:.$J85])" office:value-type="float" office:value="0" calcext:value-type="float">
            <text:p>0</text:p>
          </table:table-cell>
          <table:table-cell table:formula="of:=[.E85]/SUM([.$C85:.$J85])" office:value-type="float" office:value="0" calcext:value-type="float">
            <text:p>0</text:p>
          </table:table-cell>
          <table:table-cell table:formula="of:=[.F85]/SUM([.$C85:.$J85])" office:value-type="float" office:value="0" calcext:value-type="float">
            <text:p>0</text:p>
          </table:table-cell>
          <table:table-cell table:formula="of:=[.G85]/SUM([.$C85:.$J85])" office:value-type="float" office:value="0" calcext:value-type="float">
            <text:p>0</text:p>
          </table:table-cell>
          <table:table-cell table:formula="of:=[.H85]/SUM([.$C85:.$J85])" office:value-type="float" office:value="0.00044835616766239" calcext:value-type="float">
            <text:p>0.0004483562</text:p>
          </table:table-cell>
          <table:table-cell table:formula="of:=[.I85]/SUM([.$C85:.$J85])" office:value-type="float" office:value="0" calcext:value-type="float">
            <text:p>0</text:p>
          </table:table-cell>
          <table:table-cell table:formula="of:=[.J85]/SUM([.$C85:.$J8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209153191298" calcext:value-type="float">
            <text:p>0.02091531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793008248703" calcext:value-type="float">
            <text:p>0.00079300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6]/SUM([.$C86:.$J86])" office:value-type="float" office:value="0.9634698595209" calcext:value-type="float">
            <text:p>0.9634698595</text:p>
          </table:table-cell>
          <table:table-cell table:formula="of:=[.D86]/SUM([.$C86:.$J86])" office:value-type="float" office:value="0" calcext:value-type="float">
            <text:p>0</text:p>
          </table:table-cell>
          <table:table-cell table:formula="of:=[.E86]/SUM([.$C86:.$J86])" office:value-type="float" office:value="0" calcext:value-type="float">
            <text:p>0</text:p>
          </table:table-cell>
          <table:table-cell table:formula="of:=[.F86]/SUM([.$C86:.$J86])" office:value-type="float" office:value="0" calcext:value-type="float">
            <text:p>0</text:p>
          </table:table-cell>
          <table:table-cell table:formula="of:=[.G86]/SUM([.$C86:.$J86])" office:value-type="float" office:value="0" calcext:value-type="float">
            <text:p>0</text:p>
          </table:table-cell>
          <table:table-cell table:formula="of:=[.H86]/SUM([.$C86:.$J86])" office:value-type="float" office:value="0.0365301404790997" calcext:value-type="float">
            <text:p>0.0365301405</text:p>
          </table:table-cell>
          <table:table-cell table:formula="of:=[.I86]/SUM([.$C86:.$J86])" office:value-type="float" office:value="0" calcext:value-type="float">
            <text:p>0</text:p>
          </table:table-cell>
          <table:table-cell table:formula="of:=[.J86]/SUM([.$C86:.$J8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154100293804" calcext:value-type="float">
            <text:p>0.015410029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345189619619" calcext:value-type="float">
            <text:p>0.00345189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7]/SUM([.$C87:.$J87])" office:value-type="float" office:value="0.816991315007932" calcext:value-type="float">
            <text:p>0.816991315</text:p>
          </table:table-cell>
          <table:table-cell table:formula="of:=[.D87]/SUM([.$C87:.$J87])" office:value-type="float" office:value="0" calcext:value-type="float">
            <text:p>0</text:p>
          </table:table-cell>
          <table:table-cell table:formula="of:=[.E87]/SUM([.$C87:.$J87])" office:value-type="float" office:value="0" calcext:value-type="float">
            <text:p>0</text:p>
          </table:table-cell>
          <table:table-cell table:formula="of:=[.F87]/SUM([.$C87:.$J87])" office:value-type="float" office:value="0" calcext:value-type="float">
            <text:p>0</text:p>
          </table:table-cell>
          <table:table-cell table:formula="of:=[.G87]/SUM([.$C87:.$J87])" office:value-type="float" office:value="0" calcext:value-type="float">
            <text:p>0</text:p>
          </table:table-cell>
          <table:table-cell table:formula="of:=[.H87]/SUM([.$C87:.$J87])" office:value-type="float" office:value="0.183008684992069" calcext:value-type="float">
            <text:p>0.183008685</text:p>
          </table:table-cell>
          <table:table-cell table:formula="of:=[.I87]/SUM([.$C87:.$J87])" office:value-type="float" office:value="0" calcext:value-type="float">
            <text:p>0</text:p>
          </table:table-cell>
          <table:table-cell table:formula="of:=[.J87]/SUM([.$C87:.$J8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127299674089" calcext:value-type="float">
            <text:p>0.01272996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737074343988" calcext:value-type="float">
            <text:p>0.00737074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8]/SUM([.$C88:.$J88])" office:value-type="float" office:value="0.633309314514747" calcext:value-type="float">
            <text:p>0.6333093145</text:p>
          </table:table-cell>
          <table:table-cell table:formula="of:=[.D88]/SUM([.$C88:.$J88])" office:value-type="float" office:value="0" calcext:value-type="float">
            <text:p>0</text:p>
          </table:table-cell>
          <table:table-cell table:formula="of:=[.E88]/SUM([.$C88:.$J88])" office:value-type="float" office:value="0" calcext:value-type="float">
            <text:p>0</text:p>
          </table:table-cell>
          <table:table-cell table:formula="of:=[.F88]/SUM([.$C88:.$J88])" office:value-type="float" office:value="0" calcext:value-type="float">
            <text:p>0</text:p>
          </table:table-cell>
          <table:table-cell table:formula="of:=[.G88]/SUM([.$C88:.$J88])" office:value-type="float" office:value="0" calcext:value-type="float">
            <text:p>0</text:p>
          </table:table-cell>
          <table:table-cell table:formula="of:=[.H88]/SUM([.$C88:.$J88])" office:value-type="float" office:value="0.366690685485253" calcext:value-type="float">
            <text:p>0.3666906855</text:p>
          </table:table-cell>
          <table:table-cell table:formula="of:=[.I88]/SUM([.$C88:.$J88])" office:value-type="float" office:value="0" calcext:value-type="float">
            <text:p>0</text:p>
          </table:table-cell>
          <table:table-cell table:formula="of:=[.J88]/SUM([.$C88:.$J8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714108105649" calcext:value-type="float">
            <text:p>0.07141081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388058559961" calcext:value-type="float">
            <text:p>3.88058559961E-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9]/SUM([.$C89:.$J89])" office:value-type="float" office:value="0.999456878036021" calcext:value-type="float">
            <text:p>0.999456878</text:p>
          </table:table-cell>
          <table:table-cell table:formula="of:=[.D89]/SUM([.$C89:.$J89])" office:value-type="float" office:value="0" calcext:value-type="float">
            <text:p>0</text:p>
          </table:table-cell>
          <table:table-cell table:formula="of:=[.E89]/SUM([.$C89:.$J89])" office:value-type="float" office:value="0" calcext:value-type="float">
            <text:p>0</text:p>
          </table:table-cell>
          <table:table-cell table:formula="of:=[.F89]/SUM([.$C89:.$J89])" office:value-type="float" office:value="0" calcext:value-type="float">
            <text:p>0</text:p>
          </table:table-cell>
          <table:table-cell table:formula="of:=[.G89]/SUM([.$C89:.$J89])" office:value-type="float" office:value="0" calcext:value-type="float">
            <text:p>0</text:p>
          </table:table-cell>
          <table:table-cell table:formula="of:=[.H89]/SUM([.$C89:.$J89])" office:value-type="float" office:value="0.000543121963979514" calcext:value-type="float">
            <text:p>0.000543122</text:p>
          </table:table-cell>
          <table:table-cell table:formula="of:=[.I89]/SUM([.$C89:.$J89])" office:value-type="float" office:value="0" calcext:value-type="float">
            <text:p>0</text:p>
          </table:table-cell>
          <table:table-cell table:formula="of:=[.J89]/SUM([.$C89:.$J8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218358784539" calcext:value-type="float">
            <text:p>0.02183587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127015765383" calcext:value-type="float">
            <text:p>0.00127015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0]/SUM([.$C90:.$J90])" office:value-type="float" office:value="0.945029184239651" calcext:value-type="float">
            <text:p>0.9450291842</text:p>
          </table:table-cell>
          <table:table-cell table:formula="of:=[.D90]/SUM([.$C90:.$J90])" office:value-type="float" office:value="0" calcext:value-type="float">
            <text:p>0</text:p>
          </table:table-cell>
          <table:table-cell table:formula="of:=[.E90]/SUM([.$C90:.$J90])" office:value-type="float" office:value="0" calcext:value-type="float">
            <text:p>0</text:p>
          </table:table-cell>
          <table:table-cell table:formula="of:=[.F90]/SUM([.$C90:.$J90])" office:value-type="float" office:value="0" calcext:value-type="float">
            <text:p>0</text:p>
          </table:table-cell>
          <table:table-cell table:formula="of:=[.G90]/SUM([.$C90:.$J90])" office:value-type="float" office:value="0" calcext:value-type="float">
            <text:p>0</text:p>
          </table:table-cell>
          <table:table-cell table:formula="of:=[.H90]/SUM([.$C90:.$J90])" office:value-type="float" office:value="0.0549708157603491" calcext:value-type="float">
            <text:p>0.0549708158</text:p>
          </table:table-cell>
          <table:table-cell table:formula="of:=[.I90]/SUM([.$C90:.$J90])" office:value-type="float" office:value="0" calcext:value-type="float">
            <text:p>0</text:p>
          </table:table-cell>
          <table:table-cell table:formula="of:=[.J90]/SUM([.$C90:.$J9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137858440037" calcext:value-type="float">
            <text:p>0.0137858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544497978712" calcext:value-type="float">
            <text:p>0.00544497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1]/SUM([.$C91:.$J91])" office:value-type="float" office:value="0.716861854367403" calcext:value-type="float">
            <text:p>0.7168618544</text:p>
          </table:table-cell>
          <table:table-cell table:formula="of:=[.D91]/SUM([.$C91:.$J91])" office:value-type="float" office:value="0" calcext:value-type="float">
            <text:p>0</text:p>
          </table:table-cell>
          <table:table-cell table:formula="of:=[.E91]/SUM([.$C91:.$J91])" office:value-type="float" office:value="0" calcext:value-type="float">
            <text:p>0</text:p>
          </table:table-cell>
          <table:table-cell table:formula="of:=[.F91]/SUM([.$C91:.$J91])" office:value-type="float" office:value="0" calcext:value-type="float">
            <text:p>0</text:p>
          </table:table-cell>
          <table:table-cell table:formula="of:=[.G91]/SUM([.$C91:.$J91])" office:value-type="float" office:value="0" calcext:value-type="float">
            <text:p>0</text:p>
          </table:table-cell>
          <table:table-cell table:formula="of:=[.H91]/SUM([.$C91:.$J91])" office:value-type="float" office:value="0.283138145632597" calcext:value-type="float">
            <text:p>0.2831381456</text:p>
          </table:table-cell>
          <table:table-cell table:formula="of:=[.I91]/SUM([.$C91:.$J91])" office:value-type="float" office:value="0" calcext:value-type="float">
            <text:p>0</text:p>
          </table:table-cell>
          <table:table-cell table:formula="of:=[.J91]/SUM([.$C91:.$J9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0777975532457" calcext:value-type="float">
            <text:p>0.00777975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950074871631" calcext:value-type="float">
            <text:p>0.00950074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2]/SUM([.$C92:.$J92])" office:value-type="float" office:value="0.450204190003119" calcext:value-type="float">
            <text:p>0.45020419</text:p>
          </table:table-cell>
          <table:table-cell table:formula="of:=[.D92]/SUM([.$C92:.$J92])" office:value-type="float" office:value="0" calcext:value-type="float">
            <text:p>0</text:p>
          </table:table-cell>
          <table:table-cell table:formula="of:=[.E92]/SUM([.$C92:.$J92])" office:value-type="float" office:value="0" calcext:value-type="float">
            <text:p>0</text:p>
          </table:table-cell>
          <table:table-cell table:formula="of:=[.F92]/SUM([.$C92:.$J92])" office:value-type="float" office:value="0" calcext:value-type="float">
            <text:p>0</text:p>
          </table:table-cell>
          <table:table-cell table:formula="of:=[.G92]/SUM([.$C92:.$J92])" office:value-type="float" office:value="0" calcext:value-type="float">
            <text:p>0</text:p>
          </table:table-cell>
          <table:table-cell table:formula="of:=[.H92]/SUM([.$C92:.$J92])" office:value-type="float" office:value="0.549795809996881" calcext:value-type="float">
            <text:p>0.54979581</text:p>
          </table:table-cell>
          <table:table-cell table:formula="of:=[.I92]/SUM([.$C92:.$J92])" office:value-type="float" office:value="0" calcext:value-type="float">
            <text:p>0</text:p>
          </table:table-cell>
          <table:table-cell table:formula="of:=[.J92]/SUM([.$C92:.$J9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727792763801" calcext:value-type="float">
            <text:p>0.07277927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897968944865" calcext:value-type="float">
            <text:p>8.97968944865E-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3]/SUM([.$C93:.$J93])" office:value-type="float" office:value="0.998767695395986" calcext:value-type="float">
            <text:p>0.9987676954</text:p>
          </table:table-cell>
          <table:table-cell table:formula="of:=[.D93]/SUM([.$C93:.$J93])" office:value-type="float" office:value="0" calcext:value-type="float">
            <text:p>0</text:p>
          </table:table-cell>
          <table:table-cell table:formula="of:=[.E93]/SUM([.$C93:.$J93])" office:value-type="float" office:value="0" calcext:value-type="float">
            <text:p>0</text:p>
          </table:table-cell>
          <table:table-cell table:formula="of:=[.F93]/SUM([.$C93:.$J93])" office:value-type="float" office:value="0" calcext:value-type="float">
            <text:p>0</text:p>
          </table:table-cell>
          <table:table-cell table:formula="of:=[.G93]/SUM([.$C93:.$J93])" office:value-type="float" office:value="0" calcext:value-type="float">
            <text:p>0</text:p>
          </table:table-cell>
          <table:table-cell table:formula="of:=[.H93]/SUM([.$C93:.$J93])" office:value-type="float" office:value="0.00123230460401391" calcext:value-type="float">
            <text:p>0.0012323046</text:p>
          </table:table-cell>
          <table:table-cell table:formula="of:=[.I93]/SUM([.$C93:.$J93])" office:value-type="float" office:value="0" calcext:value-type="float">
            <text:p>0</text:p>
          </table:table-cell>
          <table:table-cell table:formula="of:=[.J93]/SUM([.$C93:.$J9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242465268127" calcext:value-type="float">
            <text:p>0.02424652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292212382407" calcext:value-type="float">
            <text:p>0.00292212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4]/SUM([.$C94:.$J94])" office:value-type="float" office:value="0.892445014544992" calcext:value-type="float">
            <text:p>0.8924450145</text:p>
          </table:table-cell>
          <table:table-cell table:formula="of:=[.D94]/SUM([.$C94:.$J94])" office:value-type="float" office:value="0" calcext:value-type="float">
            <text:p>0</text:p>
          </table:table-cell>
          <table:table-cell table:formula="of:=[.E94]/SUM([.$C94:.$J94])" office:value-type="float" office:value="0" calcext:value-type="float">
            <text:p>0</text:p>
          </table:table-cell>
          <table:table-cell table:formula="of:=[.F94]/SUM([.$C94:.$J94])" office:value-type="float" office:value="0" calcext:value-type="float">
            <text:p>0</text:p>
          </table:table-cell>
          <table:table-cell table:formula="of:=[.G94]/SUM([.$C94:.$J94])" office:value-type="float" office:value="0" calcext:value-type="float">
            <text:p>0</text:p>
          </table:table-cell>
          <table:table-cell table:formula="of:=[.H94]/SUM([.$C94:.$J94])" office:value-type="float" office:value="0.107554985455008" calcext:value-type="float">
            <text:p>0.1075549855</text:p>
          </table:table-cell>
          <table:table-cell table:formula="of:=[.I94]/SUM([.$C94:.$J94])" office:value-type="float" office:value="0" calcext:value-type="float">
            <text:p>0</text:p>
          </table:table-cell>
          <table:table-cell table:formula="of:=[.J94]/SUM([.$C94:.$J9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office:value-type="string" calcext:value-type="string">
            <text:p>cont_s_des</text:p>
          </table:table-cell>
          <table:table-cell office:value-type="string" calcext:value-type="string">
            <text:p>cont_s_l</text:p>
          </table:table-cell>
          <table:table-cell office:value-type="string" calcext:value-type="string">
            <text:p>cont_s_f2</text:p>
          </table:table-cell>
          <table:table-cell office:value-type="string" calcext:value-type="string">
            <text:p>cont_s_f3</text:p>
          </table:table-cell>
          <table:table-cell office:value-type="string" calcext:value-type="string">
            <text:p>cont_s_obs[-1]</text:p>
          </table:table-cell>
          <table:table-cell office:value-type="string" calcext:value-type="string">
            <text:p>cont_s_obs[-2]</text:p>
          </table:table-cell>
          <table:table-cell office:value-type="string" calcext:value-type="string">
            <text:p>cont_s_obs[-3]</text:p>
          </table:table-cell>
          <table:table-cell office:value-type="string" calcext:value-type="string">
            <text:p>cont_s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2T13:40:15.208228405</dc:date>
    <meta:editing-duration>PT9M44S</meta:editing-duration>
    <meta:editing-cycles>2</meta:editing-cycles>
    <meta:generator>LibreOffice/5.1.6.2$Linux_X86_64 LibreOffice_project/10m0$Build-2</meta:generator>
    <meta:document-statistic meta:table-count="1" meta:cell-count="20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068cm" svg:height="9cm" xlink:href=".." xlink:type="simple" chart:class="chart:area" chart:style-name="ch1">
        <chart:legend chart:legend-position="end" svg:x="32.17cm" svg:y="2.458cm" style:legend-expansion="high" chart:style-name="ch2"/>
        <chart:plot-area chart:style-name="ch3" table:cell-range-address="leader_contribution.K3:leader_contribution.R94" chart:data-source-has-labels="row" svg:x="0.701cm" svg:y="0.18cm" svg:width="30.768cm" svg:height="8.64cm">
          <chartooo:coordinate-region svg:x="2.116cm" svg:y="0.379cm" svg:width="29.028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eader_contribution.K4:leader_contribution.K94" chart:label-cell-address="leader_contribution.K3:leader_contribution.K3" chart:class="chart:area">
            <chart:data-point chart:repeated="91"/>
          </chart:series>
          <chart:series chart:style-name="ch8" chart:values-cell-range-address="leader_contribution.L4:leader_contribution.L94" chart:label-cell-address="leader_contribution.L3:leader_contribution.L3" chart:class="chart:area">
            <chart:data-point chart:repeated="91"/>
          </chart:series>
          <chart:series chart:style-name="ch9" chart:values-cell-range-address="leader_contribution.M4:leader_contribution.M94" chart:label-cell-address="leader_contribution.M3:leader_contribution.M3" chart:class="chart:area">
            <chart:data-point chart:repeated="91"/>
          </chart:series>
          <chart:series chart:style-name="ch10" chart:values-cell-range-address="leader_contribution.N4:leader_contribution.N94" chart:label-cell-address="leader_contribution.N3:leader_contribution.N3" chart:class="chart:area">
            <chart:data-point chart:repeated="91"/>
          </chart:series>
          <chart:series chart:style-name="ch11" chart:values-cell-range-address="leader_contribution.O4:leader_contribution.O94" chart:label-cell-address="leader_contribution.O3:leader_contribution.O3" chart:class="chart:area">
            <chart:data-point chart:repeated="91"/>
          </chart:series>
          <chart:series chart:style-name="ch12" chart:values-cell-range-address="leader_contribution.P4:leader_contribution.P94" chart:label-cell-address="leader_contribution.P3:leader_contribution.P3" chart:class="chart:area">
            <chart:data-point chart:repeated="91"/>
          </chart:series>
          <chart:series chart:style-name="ch13" chart:values-cell-range-address="leader_contribution.Q4:leader_contribution.Q94" chart:label-cell-address="leader_contribution.Q3:leader_contribution.Q3" chart:class="chart:area">
            <chart:data-point chart:repeated="91"/>
          </chart:series>
          <chart:series chart:style-name="ch14" chart:values-cell-range-address="leader_contribution.R4:leader_contribution.R94" chart:label-cell-address="leader_contribution.R3:leader_contribution.R3" chart:class="chart:area">
            <chart:data-point chart:repeated="9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_des</text:p>
                <draw:g>
                  <svg:desc>leader_contribution.K3:leader_contribution.K3</svg:desc>
                </draw:g>
              </table:table-cell>
              <table:table-cell office:value-type="string">
                <text:p>dcc_f1</text:p>
                <draw:g>
                  <svg:desc>leader_contribution.L3:leader_contribution.L3</svg:desc>
                </draw:g>
              </table:table-cell>
              <table:table-cell office:value-type="string">
                <text:p>dcc_f2</text:p>
                <draw:g>
                  <svg:desc>leader_contribution.M3:leader_contribution.M3</svg:desc>
                </draw:g>
              </table:table-cell>
              <table:table-cell office:value-type="string">
                <text:p>dcc_f3</text:p>
                <draw:g>
                  <svg:desc>leader_contribution.N3:leader_contribution.N3</svg:desc>
                </draw:g>
              </table:table-cell>
              <table:table-cell office:value-type="string">
                <text:p>dcc_mov_obs</text:p>
                <draw:g>
                  <svg:desc>leader_contribution.O3:leader_contribution.O3</svg:desc>
                </draw:g>
              </table:table-cell>
              <table:table-cell office:value-type="string">
                <text:p>dcc_att2</text:p>
                <draw:g>
                  <svg:desc>leader_contribution.P3:leader_contribution.P3</svg:desc>
                </draw:g>
              </table:table-cell>
              <table:table-cell office:value-type="string">
                <text:p>dcc_att1</text:p>
                <draw:g>
                  <svg:desc>leader_contribution.Q3:leader_contribution.Q3</svg:desc>
                </draw:g>
              </table:table-cell>
              <table:table-cell office:value-type="string">
                <text:p>dcc_wall</text:p>
                <draw:g>
                  <svg:desc>leader_contribution.R3:leader_contribution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eader_contribution.K4:leader_contribution.K94</svg:desc>
                </draw:g>
              </table:table-cell>
              <table:table-cell office:value-type="float" office:value="0">
                <text:p>0</text:p>
                <draw:g>
                  <svg:desc>leader_contribution.L4:leader_contribution.L94</svg:desc>
                </draw:g>
              </table:table-cell>
              <table:table-cell office:value-type="float" office:value="0">
                <text:p>0</text:p>
                <draw:g>
                  <svg:desc>leader_contribution.M4:leader_contribution.M94</svg:desc>
                </draw:g>
              </table:table-cell>
              <table:table-cell office:value-type="float" office:value="0">
                <text:p>0</text:p>
                <draw:g>
                  <svg:desc>leader_contribution.N4:leader_contribution.N94</svg:desc>
                </draw:g>
              </table:table-cell>
              <table:table-cell office:value-type="float" office:value="0">
                <text:p>0</text:p>
                <draw:g>
                  <svg:desc>leader_contribution.O4:leader_contribution.O94</svg:desc>
                </draw:g>
              </table:table-cell>
              <table:table-cell office:value-type="float" office:value="0">
                <text:p>0</text:p>
                <draw:g>
                  <svg:desc>leader_contribution.P4:leader_contribution.P94</svg:desc>
                </draw:g>
              </table:table-cell>
              <table:table-cell office:value-type="float" office:value="0">
                <text:p>0</text:p>
                <draw:g>
                  <svg:desc>leader_contribution.Q4:leader_contribution.Q94</svg:desc>
                </draw:g>
              </table:table-cell>
              <table:table-cell office:value-type="float" office:value="0">
                <text:p>0</text:p>
                <draw:g>
                  <svg:desc>leader_contribution.R4:leader_contribution.R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572823382343">
                <text:p>0.99957282338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27176617656653">
                <text:p>0.000427176617656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655768692111">
                <text:p>0.974655768692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1668397929183">
                <text:p>0.00251668397929183</text:p>
              </table:table-cell>
              <table:table-cell office:value-type="float" office:value="0.022827547328597">
                <text:p>0.022827547328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3031270352886">
                <text:p>0.303031270352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6968729647114">
                <text:p>0.696968729647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563445942628">
                <text:p>0.20563445942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436554057372">
                <text:p>0.79436554057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3249045131135">
                <text:p>0.16324904513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6750954868865">
                <text:p>0.836750954868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0061513033409">
                <text:p>0.150061513033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9938486966591">
                <text:p>0.849938486966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8172238402813">
                <text:p>0.158172238402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1827761597187">
                <text:p>0.841827761597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155558373295">
                <text:p>0.152155558373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7844441626705">
                <text:p>0.847844441626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0562336337041">
                <text:p>0.190562336337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9437663662959">
                <text:p>0.809437663662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6821544082847">
                <text:p>0.246821544082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3178455917153">
                <text:p>0.753178455917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9991066706456">
                <text:p>0.329991066706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0008933293544">
                <text:p>0.670008933293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5378295438044">
                <text:p>0.445378295438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4621704561956">
                <text:p>0.55462170456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6066679430799">
                <text:p>0.596066679430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3933320569201">
                <text:p>0.403933320569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9285645347842">
                <text:p>0.619285645347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7834246640274">
                <text:p>0.00287834246640274</text:p>
              </table:table-cell>
              <table:table-cell office:value-type="float" office:value="0.377836012185756">
                <text:p>0.377836012185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8307931006903">
                <text:p>0.498307931006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6642745073351">
                <text:p>0.0376642745073351</text:p>
              </table:table-cell>
              <table:table-cell office:value-type="float" office:value="0.464027794485762">
                <text:p>0.46402779448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3054890124208">
                <text:p>0.943054890124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273213821892">
                <text:p>0.0432273213821892</text:p>
              </table:table-cell>
              <table:table-cell office:value-type="float" office:value="0.0137177884936032">
                <text:p>0.0137177884936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096628659547">
                <text:p>0.86096628659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3469892853699">
                <text:p>0.103469892853699</text:p>
              </table:table-cell>
              <table:table-cell office:value-type="float" office:value="0.0355638205508305">
                <text:p>0.0355638205508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911965085237">
                <text:p>0.42911965085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7023401905849">
                <text:p>0.357023401905849</text:p>
              </table:table-cell>
              <table:table-cell office:value-type="float" office:value="0.213856947241781">
                <text:p>0.213856947241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639528878647">
                <text:p>0.65639528878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6031285185522">
                <text:p>0.000026031285185522</text:p>
              </table:table-cell>
              <table:table-cell office:value-type="float" office:value="0.343578679928345">
                <text:p>0.343578679928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676837393496">
                <text:p>0.92676837393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1204861700567">
                <text:p>0.0151204861700567</text:p>
              </table:table-cell>
              <table:table-cell office:value-type="float" office:value="0.0581111398949832">
                <text:p>0.0581111398949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78490086389097">
                <text:p>0.878490086389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1509913610903">
                <text:p>0.12150991361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9571729487065">
                <text:p>0.789571729487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0428270512935">
                <text:p>0.210428270512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8584391303436">
                <text:p>0.948584391303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4156086965635">
                <text:p>0.0514156086965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4500912237266">
                <text:p>0.884500912237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5499087762734">
                <text:p>0.115499087762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357020618885">
                <text:p>0.72357020618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642979381115">
                <text:p>0.2764297938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8776626506453">
                <text:p>0.978776626506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2233734935471">
                <text:p>0.0212233734935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5888788205154">
                <text:p>0.915888788205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1112117948461">
                <text:p>0.0841112117948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00712412303625">
                <text:p>0.800712412303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9287587696375">
                <text:p>0.199287587696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180275000491">
                <text:p>0.995180275000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197249995088">
                <text:p>0.0048197249995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4317996713334">
                <text:p>0.96431799671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6820032866661">
                <text:p>0.0356820032866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6289416269311">
                <text:p>0.886289416269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3710583730689">
                <text:p>0.11371058373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32325905859877">
                <text:p>0.732325905859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7674094140123">
                <text:p>0.267674094140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6808451513119">
                <text:p>0.99680845151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9154848688144">
                <text:p>0.00319154848688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9485784708099">
                <text:p>0.959485784708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5142152919008">
                <text:p>0.0405142152919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2880588252787">
                <text:p>0.862880588252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7119411747213">
                <text:p>0.137119411747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756174064636">
                <text:p>0.999756174064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43825935363953">
                <text:p>0.000243825935363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2813835479327">
                <text:p>0.992813835479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8616452067333">
                <text:p>0.00718616452067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2807441602664">
                <text:p>0.942807441602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1925583973357">
                <text:p>0.0571925583973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2255375038892">
                <text:p>0.82255375038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744624961108">
                <text:p>0.1774462496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966968660281">
                <text:p>0.999966968660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30313397191724">
                <text:p>0.0000330313397191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1005365816037">
                <text:p>0.991005365816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9463418396323">
                <text:p>0.00899463418396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2991688121014">
                <text:p>0.91299168812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0083118789857">
                <text:p>0.0870083118789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00373496946779">
                <text:p>0.800373496946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9626503053221">
                <text:p>0.199626503053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896456308921">
                <text:p>0.999896456308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3543691078833">
                <text:p>0.000103543691078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8481426429826">
                <text:p>0.988481426429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5185735701741">
                <text:p>0.0115185735701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7385566052024">
                <text:p>0.927385566052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2614433947976">
                <text:p>0.072614433947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06845065302621">
                <text:p>0.806845065302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3154934697379">
                <text:p>0.193154934697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895460563953">
                <text:p>0.999895460563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0453943604661">
                <text:p>0.00010453943604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5230166616478">
                <text:p>0.985230166616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7698333835216">
                <text:p>0.0147698333835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275322656678">
                <text:p>0.924275322656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7246773433221">
                <text:p>0.0757246773433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91067008985581">
                <text:p>0.791067008985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8932991014419">
                <text:p>0.208932991014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814637514235">
                <text:p>0.999814637514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536248576541">
                <text:p>0.00018536248576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238179106037">
                <text:p>0.98238179106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6182089396295">
                <text:p>0.0176182089396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7559188370839">
                <text:p>0.897559188370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2440811629161">
                <text:p>0.102440811629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6984519801353">
                <text:p>0.736984519801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3015480198647">
                <text:p>0.263015480198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682411635364">
                <text:p>0.999682411635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17588364636338">
                <text:p>0.000317588364636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2724836755826">
                <text:p>0.972724836755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751632441742">
                <text:p>0.0272751632441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58467193343414">
                <text:p>0.858467193343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1532806656586">
                <text:p>0.141532806656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60068967287">
                <text:p>0.6860068967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39931032713">
                <text:p>0.3139931032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551643832338">
                <text:p>0.999551643832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4835616766239">
                <text:p>0.00044835616766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634698595209">
                <text:p>0.9634698595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5301404790997">
                <text:p>0.0365301404790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6991315007932">
                <text:p>0.816991315007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3008684992069">
                <text:p>0.183008684992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3309314514747">
                <text:p>0.633309314514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6690685485253">
                <text:p>0.366690685485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456878036021">
                <text:p>0.999456878036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43121963979514">
                <text:p>0.000543121963979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45029184239651">
                <text:p>0.945029184239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9708157603491">
                <text:p>0.0549708157603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6861854367403">
                <text:p>0.716861854367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3138145632597">
                <text:p>0.283138145632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0204190003119">
                <text:p>0.45020419000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9795809996881">
                <text:p>0.549795809996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767695395986">
                <text:p>0.998767695395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3230460401391">
                <text:p>0.0012323046040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2445014544992">
                <text:p>0.892445014544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7554985455008">
                <text:p>0.10755498545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